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2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3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4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5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6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7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8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9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10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11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12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13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14" style:parent-style-name="Title" style:family="paragraph">
      <style:paragraph-properties fo:text-align="center"/>
    </style:style>
    <style:style style:name="P15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16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17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18" style:parent-style-name="Normal" style:family="paragraph">
      <style:paragraph-properties fo:margin-left="1.75in" fo:text-indent="0.25in">
        <style:tab-stops/>
      </style:paragraph-properties>
    </style:style>
    <style:style style:name="T19" style:parent-style-name="Hyperlink" style:family="text">
      <style:text-properties style:font-name="Arial" style:font-name-complex="Arial" fo:font-size="12.5pt" style:font-size-asian="12.5pt" style:font-size-complex="12.5pt"/>
    </style:style>
    <style:style style:name="P20" style:parent-style-name="Normal" style:family="paragraph">
      <style:paragraph-properties fo:text-align="center" fo:margin-left="0.25in">
        <style:tab-stops/>
      </style:paragraph-properties>
      <style:text-properties style:font-name="Arial" style:font-name-complex="Arial" fo:font-size="12.5pt" style:font-size-asian="12.5pt" style:font-size-complex="12.5pt"/>
    </style:style>
    <style:style style:name="P21" style:parent-style-name="Normal" style:family="paragraph">
      <style:paragraph-properties fo:break-before="page"/>
      <style:text-properties fo:hyphenate="true"/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23" style:parent-style-name="Hyperlink" style:family="text">
      <style:text-properties style:text-position="super 63.6%"/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25" style:parent-style-name="Hyperlink" style:family="text">
      <style:text-properties style:text-position="super 63.6%"/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27" style:parent-style-name="Hyperlink" style:family="text">
      <style:text-properties style:text-position="super 63.6%"/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29" style:parent-style-name="Hyperlink" style:family="text">
      <style:text-properties style:text-position="super 63.6%"/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31" style:parent-style-name="Hyperlink" style:family="text">
      <style:text-properties style:text-position="super 63.6%"/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33" style:parent-style-name="Hyperlink" style:family="text">
      <style:text-properties style:text-position="super 63.6%"/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35" style:parent-style-name="Hyperlink" style:family="text">
      <style:text-properties style:text-position="super 63.6%"/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37" style:parent-style-name="Hyperlink" style:family="text">
      <style:text-properties style:text-position="super 63.6%"/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39" style:parent-style-name="Hyperlink" style:family="text">
      <style:text-properties style:text-position="super 63.6%"/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41" style:parent-style-name="Hyperlink" style:family="text">
      <style:text-properties style:text-position="super 63.6%"/>
    </style:style>
    <style:style style:name="P4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43" style:parent-style-name="Hyperlink" style:family="text">
      <style:text-properties style:text-position="super 63.6%"/>
    </style:style>
    <style:style style:name="P4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45" style:parent-style-name="Hyperlink" style:family="text">
      <style:text-properties style:text-position="super 63.6%"/>
    </style:style>
    <style:style style:name="P4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47" style:parent-style-name="Hyperlink" style:family="text">
      <style:text-properties style:text-position="super 63.6%"/>
    </style:style>
    <style:style style:name="P4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49" style:parent-style-name="Hyperlink" style:family="text">
      <style:text-properties style:text-position="super 63.6%"/>
    </style:style>
    <style:style style:name="P5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51" style:parent-style-name="Hyperlink" style:family="text">
      <style:text-properties style:text-position="super 63.6%"/>
    </style:style>
    <style:style style:name="P5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54" style:parent-style-name="Hyperlink" style:family="text">
      <style:text-properties style:text-position="super 63.6%"/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56" style:parent-style-name="Hyperlink" style:family="text">
      <style:text-properties style:text-position="super 63.6%"/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58" style:parent-style-name="Hyperlink" style:family="text">
      <style:text-properties style:text-position="super 63.6%"/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60" style:parent-style-name="Hyperlink" style:family="text">
      <style:text-properties style:text-position="super 63.6%"/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62" style:parent-style-name="Hyperlink" style:family="text">
      <style:text-properties style:text-position="super 63.6%"/>
    </style:style>
    <style:style style:name="P63" style:parent-style-name="Normal" style:family="paragraph">
      <style:text-properties style:font-name="Arial" style:font-name-complex="Arial" fo:font-size="12.5pt" style:font-size-asian="12.5pt" style:font-size-complex="12.5pt" fo:hyphenate="true"/>
    </style:style>
    <style:style style:name="P64" style:parent-style-name="Normal" style:family="paragraph">
      <style:text-properties fo:hyphenate="true"/>
    </style:style>
    <style:style style:name="P65" style:parent-style-name="Heading1" style:family="paragraph">
      <style:paragraph-properties fo:break-before="page"/>
    </style:style>
    <style:style style:name="T66" style:parent-style-name="DefaultParagraphFont" style:family="text">
      <style:text-properties style:text-position="super 65.3%"/>
    </style:style>
    <style:style style:name="P67" style:parent-style-name="ListParagraph" style:family="paragraph"/>
    <style:style style:name="P68" style:parent-style-name="ListParagraph" style:family="paragraph"/>
    <style:style style:name="P69" style:parent-style-name="ListParagraph" style:family="paragraph"/>
    <style:style style:name="P70" style:parent-style-name="ListParagraph" style:family="paragraph"/>
    <style:style style:name="P71" style:parent-style-name="ListParagraph" style:family="paragraph"/>
    <style:style style:name="T72" style:parent-style-name="DefaultParagraphFont" style:family="text">
      <style:text-properties style:text-position="super 65.3%"/>
    </style:style>
    <style:style style:name="P73" style:parent-style-name="ListParagraph" style:family="paragraph"/>
    <style:style style:name="P74" style:parent-style-name="ListParagraph" style:family="paragraph"/>
    <style:style style:name="P75" style:parent-style-name="ListParagraph" style:family="paragraph"/>
    <style:style style:name="P76" style:parent-style-name="ListParagraph" style:family="paragraph"/>
    <style:style style:name="P77" style:parent-style-name="ListParagraph" style:family="paragraph"/>
    <style:style style:name="P78" style:parent-style-name="ListParagraph" style:family="paragraph"/>
    <style:style style:name="P79" style:parent-style-name="ListParagraph" style:family="paragraph"/>
    <style:style style:name="T80" style:parent-style-name="DefaultParagraphFont" style:family="text">
      <style:text-properties style:text-position="super 65.3%"/>
    </style:style>
    <style:style style:name="P81" style:parent-style-name="ListParagraph" style:family="paragraph"/>
    <style:style style:name="P82" style:parent-style-name="ListParagraph" style:family="paragraph"/>
    <style:style style:name="P83" style:parent-style-name="ListParagraph" style:family="paragraph"/>
    <style:style style:name="P84" style:parent-style-name="ListParagraph" style:family="paragraph"/>
    <style:style style:name="P85" style:parent-style-name="ListParagraph" style:family="paragraph"/>
    <style:style style:name="P86" style:parent-style-name="Heading2" style:family="paragraph">
      <style:paragraph-properties fo:break-before="page"/>
    </style:style>
    <style:style style:name="T87" style:parent-style-name="DefaultParagraphFont" style:family="text">
      <style:text-properties style:text-position="super 65.3%"/>
    </style:style>
    <style:style style:name="P88" style:parent-style-name="ListParagraph" style:family="paragraph"/>
    <style:style style:name="P89" style:parent-style-name="ListParagraph" style:family="paragraph"/>
    <style:style style:name="P90" style:parent-style-name="ListParagraph" style:family="paragraph"/>
    <style:style style:name="P91" style:parent-style-name="ListParagraph" style:family="paragraph"/>
    <style:style style:name="T92" style:parent-style-name="DefaultParagraphFont" style:family="text">
      <style:text-properties style:text-position="super 65.3%"/>
    </style:style>
    <style:style style:name="P93" style:parent-style-name="ListParagraph" style:family="paragraph"/>
    <style:style style:name="P94" style:parent-style-name="ListParagraph" style:family="paragraph"/>
    <style:style style:name="P95" style:parent-style-name="ListParagraph" style:family="paragraph"/>
    <style:style style:name="T96" style:parent-style-name="DefaultParagraphFont" style:family="text">
      <style:text-properties style:text-position="super 65.3%"/>
    </style:style>
    <style:style style:name="P97" style:parent-style-name="ListParagraph" style:family="paragraph"/>
    <style:style style:name="P98" style:parent-style-name="ListParagraph" style:family="paragraph"/>
    <style:style style:name="P99" style:parent-style-name="ListParagraph" style:family="paragraph"/>
    <style:style style:name="T100" style:parent-style-name="DefaultParagraphFont" style:family="text">
      <style:text-properties style:text-position="super 65.3%"/>
    </style:style>
    <style:style style:name="P101" style:parent-style-name="ListParagraph" style:family="paragraph"/>
    <style:style style:name="P102" style:parent-style-name="ListParagraph" style:family="paragraph"/>
    <style:style style:name="P103" style:parent-style-name="ListParagraph" style:family="paragraph"/>
    <style:style style:name="T104" style:parent-style-name="DefaultParagraphFont" style:family="text">
      <style:text-properties style:text-position="super 65.3%"/>
    </style:style>
    <style:style style:name="P105" style:parent-style-name="ListParagraph" style:family="paragraph"/>
    <style:style style:name="P106" style:parent-style-name="ListParagraph" style:family="paragraph"/>
    <style:style style:name="T107" style:parent-style-name="DefaultParagraphFont" style:family="text">
      <style:text-properties style:text-position="super 65.3%"/>
    </style:style>
    <style:style style:name="P108" style:parent-style-name="ListParagraph" style:family="paragraph"/>
    <style:style style:name="P109" style:parent-style-name="ListParagraph" style:family="paragraph"/>
    <style:style style:name="P110" style:parent-style-name="ListParagraph" style:family="paragraph"/>
    <style:style style:name="T111" style:parent-style-name="DefaultParagraphFont" style:family="text">
      <style:text-properties style:text-position="super 65.3%"/>
    </style:style>
    <style:style style:name="P112" style:parent-style-name="ListParagraph" style:family="paragraph"/>
    <style:style style:name="P113" style:parent-style-name="ListParagraph" style:family="paragraph"/>
    <style:style style:name="P114" style:parent-style-name="ListParagraph" style:family="paragraph"/>
    <style:style style:name="P115" style:parent-style-name="Heading1" style:family="paragraph">
      <style:paragraph-properties fo:break-before="page"/>
    </style:style>
    <style:style style:name="T116" style:parent-style-name="DefaultParagraphFont" style:family="text">
      <style:text-properties style:text-position="super 65.3%"/>
    </style:style>
    <style:style style:name="P117" style:parent-style-name="ListParagraph" style:family="paragraph"/>
    <style:style style:name="P118" style:parent-style-name="ListParagraph" style:family="paragraph"/>
    <style:style style:name="P119" style:parent-style-name="ListParagraph" style:family="paragraph"/>
    <style:style style:name="P120" style:parent-style-name="ListParagraph" style:family="paragraph"/>
    <style:style style:name="P121" style:parent-style-name="ListParagraph" style:family="paragraph"/>
    <style:style style:name="P122" style:parent-style-name="ListParagraph" style:family="paragraph"/>
    <style:style style:name="P123" style:parent-style-name="ListParagraph" style:family="paragraph"/>
    <style:style style:name="T124" style:parent-style-name="DefaultParagraphFont" style:family="text">
      <style:text-properties style:text-position="super 65.3%"/>
    </style:style>
    <style:style style:name="P125" style:parent-style-name="ListParagraph" style:family="paragraph"/>
    <style:style style:name="P126" style:parent-style-name="ListParagraph" style:family="paragraph"/>
    <style:style style:name="P127" style:parent-style-name="ListParagraph" style:family="paragraph"/>
    <style:style style:name="P128" style:parent-style-name="ListParagraph" style:family="paragraph"/>
    <style:style style:name="P129" style:parent-style-name="ListParagraph" style:family="paragraph"/>
    <style:style style:name="P130" style:parent-style-name="ListParagraph" style:family="paragraph"/>
    <style:style style:name="T131" style:parent-style-name="DefaultParagraphFont" style:family="text">
      <style:text-properties style:text-position="super 65.3%"/>
    </style:style>
    <style:style style:name="P132" style:parent-style-name="ListParagraph" style:family="paragraph"/>
    <style:style style:name="P133" style:parent-style-name="ListParagraph" style:family="paragraph"/>
    <style:style style:name="P134" style:parent-style-name="ListParagraph" style:family="paragraph"/>
    <style:style style:name="P135" style:parent-style-name="ListParagraph" style:family="paragraph"/>
    <style:style style:name="P136" style:parent-style-name="ListParagraph" style:family="paragraph"/>
    <style:style style:name="P137" style:parent-style-name="ListParagraph" style:family="paragraph"/>
    <style:style style:name="P138" style:parent-style-name="ListParagraph" style:family="paragraph"/>
    <style:style style:name="T139" style:parent-style-name="DefaultParagraphFont" style:family="text">
      <style:text-properties style:text-position="super 65.3%"/>
    </style:style>
    <style:style style:name="P140" style:parent-style-name="ListParagraph" style:family="paragraph"/>
    <style:style style:name="P141" style:parent-style-name="ListParagraph" style:family="paragraph"/>
    <style:style style:name="P142" style:parent-style-name="ListParagraph" style:family="paragraph"/>
    <style:style style:name="P143" style:parent-style-name="ListParagraph" style:family="paragraph"/>
    <style:style style:name="P144" style:parent-style-name="ListParagraph" style:family="paragraph"/>
    <style:style style:name="T145" style:parent-style-name="DefaultParagraphFont" style:family="text">
      <style:text-properties style:text-position="super 65.3%"/>
    </style:style>
    <style:style style:name="P146" style:parent-style-name="ListParagraph" style:family="paragraph"/>
    <style:style style:name="P147" style:parent-style-name="ListParagraph" style:family="paragraph"/>
    <style:style style:name="P148" style:parent-style-name="ListParagraph" style:family="paragraph"/>
    <style:style style:name="P149" style:parent-style-name="ListParagraph" style:family="paragraph"/>
    <style:style style:name="P150" style:parent-style-name="ListParagraph" style:family="paragraph"/>
    <style:style style:name="P151" style:parent-style-name="ListParagraph" style:family="paragraph"/>
    <style:style style:name="T152" style:parent-style-name="DefaultParagraphFont" style:family="text">
      <style:text-properties style:text-position="super 65.3%"/>
    </style:style>
    <style:style style:name="P153" style:parent-style-name="ListParagraph" style:family="paragraph"/>
    <style:style style:name="P154" style:parent-style-name="ListParagraph" style:family="paragraph"/>
    <style:style style:name="P155" style:parent-style-name="ListParagraph" style:family="paragraph"/>
    <style:style style:name="P156" style:parent-style-name="ListParagraph" style:family="paragraph"/>
    <style:style style:name="P157" style:parent-style-name="ListParagraph" style:family="paragraph"/>
    <style:style style:name="P158" style:parent-style-name="ListParagraph" style:family="paragraph"/>
    <style:style style:name="T159" style:parent-style-name="DefaultParagraphFont" style:family="text">
      <style:text-properties style:text-position="super 65.3%"/>
    </style:style>
    <style:style style:name="P160" style:parent-style-name="ListParagraph" style:family="paragraph"/>
    <style:style style:name="P161" style:parent-style-name="ListParagraph" style:family="paragraph"/>
    <style:style style:name="P162" style:parent-style-name="ListParagraph" style:family="paragraph"/>
    <style:style style:name="P163" style:parent-style-name="ListParagraph" style:family="paragraph"/>
    <style:style style:name="P164" style:parent-style-name="ListParagraph" style:family="paragraph"/>
    <style:style style:name="T165" style:parent-style-name="DefaultParagraphFont" style:family="text">
      <style:text-properties style:text-position="super 65.3%"/>
    </style:style>
    <style:style style:name="P166" style:parent-style-name="ListParagraph" style:family="paragraph"/>
    <style:style style:name="P167" style:parent-style-name="ListParagraph" style:family="paragraph"/>
    <style:style style:name="P168" style:parent-style-name="ListParagraph" style:family="paragraph"/>
    <style:style style:name="P169" style:parent-style-name="ListParagraph" style:family="paragraph"/>
    <style:style style:name="T170" style:parent-style-name="DefaultParagraphFont" style:family="text">
      <style:text-properties style:text-position="super 65.3%"/>
    </style:style>
    <style:style style:name="P171" style:parent-style-name="ListParagraph" style:family="paragraph"/>
    <style:style style:name="P172" style:parent-style-name="ListParagraph" style:family="paragraph"/>
    <style:style style:name="P173" style:parent-style-name="ListParagraph" style:family="paragraph"/>
    <style:style style:name="P174" style:parent-style-name="ListParagraph" style:family="paragraph"/>
    <style:style style:name="P175" style:parent-style-name="ListParagraph" style:family="paragraph"/>
    <style:style style:name="P176" style:parent-style-name="ListParagraph" style:family="paragraph"/>
    <style:style style:name="P177" style:parent-style-name="ListParagraph" style:family="paragraph"/>
    <style:style style:name="P178" style:parent-style-name="ListParagraph" style:family="paragraph"/>
    <style:style style:name="T179" style:parent-style-name="DefaultParagraphFont" style:family="text">
      <style:text-properties style:text-position="super 65.3%"/>
    </style:style>
    <style:style style:name="P180" style:parent-style-name="ListParagraph" style:family="paragraph"/>
    <style:style style:name="P181" style:parent-style-name="ListParagraph" style:family="paragraph"/>
    <style:style style:name="P182" style:parent-style-name="ListParagraph" style:family="paragraph"/>
    <style:style style:name="P183" style:parent-style-name="ListParagraph" style:family="paragraph"/>
    <style:style style:name="P184" style:parent-style-name="ListParagraph" style:family="paragraph"/>
    <style:style style:name="P185" style:parent-style-name="Normal" style:family="paragraph">
      <style:text-properties fo:hyphenate="true"/>
    </style:style>
    <style:style style:name="P186" style:parent-style-name="Normal" style:family="paragraph">
      <style:text-properties fo:hyphenate="true"/>
    </style:style>
    <style:style style:name="P187" style:parent-style-name="Normal" style:family="paragraph">
      <style:text-properties fo:hyphenate="true"/>
    </style:style>
    <style:style style:name="P188" style:parent-style-name="Normal" style:family="paragraph">
      <style:text-properties fo:hyphenate="true"/>
    </style:style>
    <style:style style:name="P189" style:parent-style-name="Normal" style:family="paragraph">
      <style:text-properties fo:hyphenate="true"/>
    </style:style>
    <style:style style:name="P190" style:parent-style-name="Normal" style:family="paragraph">
      <style:text-properties fo:hyphenate="true"/>
    </style:style>
    <style:style style:name="P191" style:parent-style-name="Normal" style:family="paragraph">
      <style:text-properties fo:hyphenate="true"/>
    </style:style>
    <style:style style:name="P192" style:parent-style-name="Normal" style:family="paragraph">
      <style:text-properties fo:hyphenate="true"/>
    </style:style>
    <style:style style:name="P193" style:parent-style-name="Normal" style:family="paragraph">
      <style:text-properties fo:hyphenate="true"/>
    </style:style>
    <style:style style:name="P194" style:parent-style-name="Normal" style:family="paragraph">
      <style:text-properties fo:hyphenate="true"/>
    </style:style>
    <style:style style:name="P195" style:parent-style-name="Normal" style:family="paragraph">
      <style:text-properties fo:hyphenate="true"/>
    </style:style>
    <style:style style:name="P196" style:parent-style-name="Normal" style:family="paragraph">
      <style:text-properties fo:hyphenate="true"/>
    </style:style>
    <style:style style:name="P197" style:parent-style-name="Normal" style:family="paragraph">
      <style:text-properties fo:hyphenate="true"/>
    </style:style>
    <style:style style:name="P198" style:parent-style-name="Normal" style:family="paragraph">
      <style:text-properties fo:hyphenate="true"/>
    </style:style>
    <style:style style:name="P199" style:parent-style-name="Normal" style:family="paragraph">
      <style:text-properties fo:hyphenate="true"/>
    </style:style>
    <style:style style:name="P200" style:parent-style-name="Normal" style:family="paragraph">
      <style:text-properties fo:hyphenate="true"/>
    </style:style>
    <style:style style:name="P201" style:parent-style-name="Normal" style:family="paragraph">
      <style:text-properties fo:hyphenate="true"/>
    </style:style>
    <style:style style:name="P202" style:parent-style-name="Normal" style:family="paragraph">
      <style:text-properties fo:hyphenate="true"/>
    </style:style>
    <style:style style:name="P203" style:parent-style-name="Normal" style:family="paragraph">
      <style:text-properties fo:hyphenate="true"/>
    </style:style>
    <style:style style:name="P204" style:parent-style-name="Normal" style:family="paragraph">
      <style:text-properties fo:hyphenate="true"/>
    </style:style>
    <style:style style:name="P205" style:parent-style-name="Normal" style:family="paragraph">
      <style:text-properties fo:hyphenate="true"/>
    </style:style>
    <style:style style:name="P206" style:parent-style-name="Normal" style:family="paragraph">
      <style:text-properties fo:hyphenate="true"/>
    </style:style>
    <style:style style:name="P207" style:parent-style-name="Normal" style:family="paragraph">
      <style:text-properties fo:hyphenate="true"/>
    </style:style>
    <style:style style:name="P208" style:parent-style-name="Normal" style:family="paragraph">
      <style:text-properties fo:hyphenate="true"/>
    </style:style>
    <style:style style:name="P209" style:parent-style-name="Normal" style:family="paragraph">
      <style:text-properties fo:hyphenate="true"/>
    </style:style>
    <style:style style:name="P210" style:parent-style-name="Normal" style:family="paragraph">
      <style:paragraph-properties fo:break-before="page"/>
      <style:text-properties fo:hyphenate="true"/>
    </style:style>
    <style:style style:name="TableColumn212" style:family="table-column">
      <style:table-column-properties style:column-width="0.5944in"/>
    </style:style>
    <style:style style:name="TableColumn213" style:family="table-column">
      <style:table-column-properties style:column-width="0.4666in"/>
    </style:style>
    <style:style style:name="TableColumn214" style:family="table-column">
      <style:table-column-properties style:column-width="0.4666in"/>
    </style:style>
    <style:style style:name="TableColumn215" style:family="table-column">
      <style:table-column-properties style:column-width="0.4666in"/>
    </style:style>
    <style:style style:name="TableColumn216" style:family="table-column">
      <style:table-column-properties style:column-width="0.4666in"/>
    </style:style>
    <style:style style:name="TableColumn217" style:family="table-column">
      <style:table-column-properties style:column-width="0.4666in"/>
    </style:style>
    <style:style style:name="TableColumn218" style:family="table-column">
      <style:table-column-properties style:column-width="0.4666in"/>
    </style:style>
    <style:style style:name="TableColumn219" style:family="table-column">
      <style:table-column-properties style:column-width="0.4666in"/>
    </style:style>
    <style:style style:name="TableColumn220" style:family="table-column">
      <style:table-column-properties style:column-width="0.4666in"/>
    </style:style>
    <style:style style:name="TableColumn221" style:family="table-column">
      <style:table-column-properties style:column-width="0.4666in"/>
    </style:style>
    <style:style style:name="TableColumn222" style:family="table-column">
      <style:table-column-properties style:column-width="0.5229in"/>
    </style:style>
    <style:style style:name="TableColumn223" style:family="table-column">
      <style:table-column-properties style:column-width="0.5229in"/>
    </style:style>
    <style:style style:name="TableColumn224" style:family="table-column">
      <style:table-column-properties style:column-width="0.5229in"/>
    </style:style>
    <style:style style:name="Table211" style:family="table">
      <style:table-properties style:width="6.3631in" fo:margin-left="0in" table:align="lef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font-size="8pt" style:font-size-asian="8pt" style:font-size-complex="8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282" style:parent-style-name="DefaultParagraphFont" style:family="text">
      <style:text-properties fo:font-size="8pt" style:font-size-asian="8pt" style:font-size-complex="8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Cell285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ableCell287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Cell289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Cell295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TableCell33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fo:background-color="#FFFF00"/>
    </style:style>
    <style:style style:name="TableCell33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background-color="#FFFF00"/>
    </style:style>
    <style:style style:name="TableCell341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background-color="#FFFF00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Cell374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</style:style>
    <style:style style:name="TableCell376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</style:style>
    <style:style style:name="T391" style:parent-style-name="DefaultParagraphFont" style:family="text">
      <style:text-properties fo:font-size="8pt" style:font-size-asian="8pt" style:font-size-complex="8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446" style:parent-style-name="DefaultParagraphFont" style:family="text">
      <style:text-properties fo:font-size="9pt" style:font-size-asian="9pt" style:font-size-complex="9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</style:style>
    <style:style style:name="TableCell461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</style:style>
    <style:style style:name="TableCell463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</style:style>
    <style:style style:name="TableCell469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</style:style>
    <style:style style:name="T501" style:parent-style-name="DefaultParagraphFont" style:family="text">
      <style:text-properties fo:font-size="6pt" style:font-size-asian="6pt" style:font-size-complex="6pt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</style:style>
    <style:style style:name="TableCell51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</style:style>
    <style:style style:name="TableCell52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TableCell52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TableRow526" style:family="table-row">
      <style:table-row-properties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</style:style>
    <style:style style:name="TableColumn554" style:family="table-column">
      <style:table-column-properties style:column-width="0.6868in" style:use-optimal-column-width="false"/>
    </style:style>
    <style:style style:name="TableColumn555" style:family="table-column">
      <style:table-column-properties style:column-width="0.3993in" style:use-optimal-column-width="false"/>
    </style:style>
    <style:style style:name="TableColumn556" style:family="table-column">
      <style:table-column-properties style:column-width="0.3541in" style:use-optimal-column-width="false"/>
    </style:style>
    <style:style style:name="TableColumn557" style:family="table-column">
      <style:table-column-properties style:column-width="0.3541in" style:use-optimal-column-width="false"/>
    </style:style>
    <style:style style:name="TableColumn558" style:family="table-column">
      <style:table-column-properties style:column-width="0.3541in" style:use-optimal-column-width="false"/>
    </style:style>
    <style:style style:name="TableColumn559" style:family="table-column">
      <style:table-column-properties style:column-width="0.3541in" style:use-optimal-column-width="false"/>
    </style:style>
    <style:style style:name="TableColumn560" style:family="table-column">
      <style:table-column-properties style:column-width="0.3541in" style:use-optimal-column-width="false"/>
    </style:style>
    <style:style style:name="TableColumn561" style:family="table-column">
      <style:table-column-properties style:column-width="0.3541in" style:use-optimal-column-width="false"/>
    </style:style>
    <style:style style:name="TableColumn562" style:family="table-column">
      <style:table-column-properties style:column-width="0.3541in" style:use-optimal-column-width="false"/>
    </style:style>
    <style:style style:name="TableColumn563" style:family="table-column">
      <style:table-column-properties style:column-width="0.3541in" style:use-optimal-column-width="false"/>
    </style:style>
    <style:style style:name="TableColumn564" style:family="table-column">
      <style:table-column-properties style:column-width="0.3909in" style:use-optimal-column-width="false"/>
    </style:style>
    <style:style style:name="TableColumn565" style:family="table-column">
      <style:table-column-properties style:column-width="0.3909in" style:use-optimal-column-width="false"/>
    </style:style>
    <style:style style:name="TableColumn566" style:family="table-column">
      <style:table-column-properties style:column-width="0.3909in" style:use-optimal-column-width="false"/>
    </style:style>
    <style:style style:name="TableColumn567" style:family="table-column">
      <style:table-column-properties style:column-width="0.3909in" style:use-optimal-column-width="false"/>
    </style:style>
    <style:style style:name="TableColumn568" style:family="table-column">
      <style:table-column-properties style:column-width="0.3909in" style:use-optimal-column-width="false"/>
    </style:style>
    <style:style style:name="TableColumn569" style:family="table-column">
      <style:table-column-properties style:column-width="0.3868in" style:use-optimal-column-width="false"/>
    </style:style>
    <style:style style:name="Table553" style:family="table">
      <style:table-properties style:width="6.2611in" style:rel-width="100%" fo:margin-left="0in" table:align="left"/>
    </style:style>
    <style:style style:name="TableRow570" style:family="table-row">
      <style:table-row-properties style:min-row-height="0.3868in" style:use-optimal-row-height="false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fo:font-size="6pt" style:font-size-asian="6pt" style:font-size-complex="6p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</style:style>
    <style:style style:name="TableCell6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</style:style>
    <style:style style:name="TableCell6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</style:style>
    <style:style style:name="TableCell6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</style:style>
    <style:style style:name="TableCell6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</style:style>
    <style:style style:name="TableCell6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</style:style>
    <style:style style:name="TableCell6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</style:style>
    <style:style style:name="TableCell6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</style:style>
    <style:style style:name="TableCell6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</style:style>
    <style:style style:name="TableCell6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</style:style>
    <style:style style:name="TableCell6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</style:style>
    <style:style style:name="TableCell6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</style:style>
    <style:style style:name="TableCell6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</style:style>
    <style:style style:name="TableCell6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</style:style>
    <style:style style:name="TableCell6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</style:style>
    <style:style style:name="TableCell6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639" style:parent-style-name="DefaultParagraphFont" style:family="text">
      <style:text-properties fo:font-size="7pt" style:font-size-asian="7pt" style:font-size-complex="7pt"/>
    </style:style>
    <style:style style:name="TableCell640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</style:style>
    <style:style style:name="TableCell642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</style:style>
    <style:style style:name="TableCell644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</style:style>
    <style:style style:name="TableCell646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</style:style>
    <style:style style:name="TableCell648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</style:style>
    <style:style style:name="TableCell650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</style:style>
    <style:style style:name="TableCell652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</style:style>
    <style:style style:name="TableCell654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</style:style>
    <style:style style:name="TableCell6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</style:style>
    <style:style style:name="TableCell6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</style:style>
    <style:style style:name="TableCell6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</style:style>
    <style:style style:name="TableCell6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</style:style>
    <style:style style:name="TableCell664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</style:style>
    <style:style style:name="TableCell666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</style:style>
    <style:style style:name="TableCell6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9" style:parent-style-name="Normal" style:family="paragraph">
      <style:paragraph-properties fo:margin-bottom="0in" fo:line-height="100%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</style:style>
    <style:style style:name="TableCell6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</style:style>
    <style:style style:name="TableCell6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</style:style>
    <style:style style:name="TableCell6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</style:style>
    <style:style style:name="TableCell6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</style:style>
    <style:style style:name="TableCell6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</style:style>
    <style:style style:name="TableCell6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 fo:line-height="100%"/>
    </style:style>
    <style:style style:name="TableCell6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</style:style>
    <style:style style:name="TableCell6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</style:style>
    <style:style style:name="TableCell6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</style:style>
    <style:style style:name="TableCell6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2" style:parent-style-name="Normal" style:family="paragraph">
      <style:paragraph-properties fo:margin-bottom="0in" fo:line-height="100%"/>
    </style:style>
    <style:style style:name="TableCell6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 fo:line-height="100%"/>
    </style:style>
    <style:style style:name="TableCell6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</style:style>
    <style:style style:name="TableCell6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</style:style>
    <style:style style:name="TableCell6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</style:style>
    <style:style style:name="TableCell7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  <style:text-properties fo:font-size="10pt" style:font-size-asian="10pt" style:font-size-complex="10pt"/>
    </style:style>
    <style:style style:name="P706" style:parent-style-name="Normal" style:family="paragraph">
      <style:paragraph-properties fo:margin-bottom="0in" fo:line-height="100%"/>
    </style:style>
    <style:style style:name="T707" style:parent-style-name="DefaultParagraphFont" style:family="text">
      <style:text-properties fo:font-size="10pt" style:font-size-asian="10pt" style:font-size-complex="10pt"/>
    </style:style>
    <style:style style:name="TableCell7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  <style:text-properties fo:background-color="#FFFF00"/>
    </style:style>
    <style:style style:name="TableCell710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  <style:text-properties fo:background-color="#FFFF00"/>
    </style:style>
    <style:style style:name="TableCell7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  <style:text-properties fo:background-color="#FFFF00"/>
    </style:style>
    <style:style style:name="TableCell7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</style:style>
    <style:style style:name="TableCell7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</style:style>
    <style:style style:name="TableCell7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</style:style>
    <style:style style:name="TableCell7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1" style:parent-style-name="Normal" style:family="paragraph">
      <style:paragraph-properties fo:margin-bottom="0in" fo:line-height="100%"/>
    </style:style>
    <style:style style:name="TableCell7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</style:style>
    <style:style style:name="TableCell7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</style:style>
    <style:style style:name="TableCell7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</style:style>
    <style:style style:name="TableCell7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</style:style>
    <style:style style:name="TableCell7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</style:style>
    <style:style style:name="TableCell7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</style:style>
    <style:style style:name="TableCell7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</style:style>
    <style:style style:name="TableCell7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</style:style>
    <style:style style:name="TableCell7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</style:style>
    <style:style style:name="TableCell7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</style:style>
    <style:style style:name="TableCell7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</style:style>
    <style:style style:name="TableCell7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</style:style>
    <style:style style:name="TableCell7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</style:style>
    <style:style style:name="TableCell7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</style:style>
    <style:style style:name="TableCell7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</style:style>
    <style:style style:name="TableCell7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</style:style>
    <style:style style:name="TableCell7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</style:style>
    <style:style style:name="TableCell7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</style:style>
    <style:style style:name="TableCell7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</style:style>
    <style:style style:name="TableCell7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</style:style>
    <style:style style:name="TableCell7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</style:style>
    <style:style style:name="TableCell7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</style:style>
    <style:style style:name="TableCell7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0" style:parent-style-name="Normal" style:family="paragraph">
      <style:paragraph-properties fo:margin-bottom="0in" fo:line-height="100%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</style:style>
    <style:style style:name="TableCell7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</style:style>
    <style:style style:name="TableCell7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</style:style>
    <style:style style:name="TableCell7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</style:style>
    <style:style style:name="TableCell7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1" style:parent-style-name="Normal" style:family="paragraph">
      <style:paragraph-properties fo:margin-bottom="0in" fo:line-height="100%"/>
    </style:style>
    <style:style style:name="TableCell7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</style:style>
    <style:style style:name="TableCell7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</style:style>
    <style:style style:name="TableCell786" style:family="table-cell">
      <style:table-cell-properties fo:border="0.0069in solid #000000" fo:background-color="#7030A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</style:style>
    <style:style style:name="TableCell7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</style:style>
    <style:style style:name="TableCell7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</style:style>
    <style:style style:name="TableCell7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</style:style>
    <style:style style:name="TableCell7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</style:style>
    <style:style style:name="TableCell7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</style:style>
    <style:style style:name="TableCell798" style:family="table-cell">
      <style:table-cell-properties fo:border="0.0069in solid #000000" fo:background-color="#7030A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</style:style>
    <style:style style:name="TableCell800" style:family="table-cell">
      <style:table-cell-properties fo:border="0.0069in solid #000000" fo:background-color="#7030A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bottom="0in" fo:line-height="100%"/>
    </style:style>
    <style:style style:name="TableCell8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3" style:parent-style-name="Normal" style:family="paragraph">
      <style:paragraph-properties fo:margin-bottom="0in" fo:line-height="100%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/>
    </style:style>
    <style:style style:name="TableCell8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 fo:line-height="100%"/>
    </style:style>
    <style:style style:name="TableCell8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</style:style>
    <style:style style:name="TableCell81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</style:style>
    <style:style style:name="TableCell8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4" style:parent-style-name="Normal" style:family="paragraph">
      <style:paragraph-properties fo:margin-bottom="0in" fo:line-height="100%"/>
    </style:style>
    <style:style style:name="TableCell8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</style:style>
    <style:style style:name="TableCell8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/>
    </style:style>
    <style:style style:name="TableCell8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</style:style>
    <style:style style:name="TableCell8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bottom="0in" fo:line-height="100%"/>
    </style:style>
    <style:style style:name="TableCell8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24" style:parent-style-name="Normal" style:family="paragraph">
      <style:paragraph-properties fo:margin-bottom="0in" fo:line-height="100%"/>
    </style:style>
    <style:style style:name="TableCell8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</style:style>
    <style:style style:name="TableCell8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</style:style>
    <style:style style:name="TableCell8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</style:style>
    <style:style style:name="TableCell8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</style:style>
    <style:style style:name="TableCell8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</style:style>
    <style:style style:name="TableCell8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/>
    </style:style>
    <style:style style:name="T840" style:parent-style-name="DefaultParagraphFont" style:family="text">
      <style:text-properties fo:font-size="7pt" style:font-size-asian="7pt" style:font-size-complex="7pt"/>
    </style:style>
    <style:style style:name="TableCell8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</style:style>
    <style:style style:name="TableCell8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4" style:parent-style-name="Normal" style:family="paragraph">
      <style:paragraph-properties fo:margin-bottom="0in" fo:line-height="100%"/>
    </style:style>
    <style:style style:name="TableCell8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</style:style>
    <style:style style:name="TableCell8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48" style:parent-style-name="Normal" style:family="paragraph">
      <style:paragraph-properties fo:margin-bottom="0in" fo:line-height="100%"/>
    </style:style>
    <style:style style:name="TableCell84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</style:style>
    <style:style style:name="TableCell851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bottom="0in" fo:line-height="100%"/>
    </style:style>
    <style:style style:name="TableCell85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bottom="0in" fo:line-height="100%"/>
    </style:style>
    <style:style style:name="TableCell8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</style:style>
    <style:style style:name="TableCell8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58" style:parent-style-name="Normal" style:family="paragraph">
      <style:paragraph-properties fo:margin-bottom="0in" fo:line-height="100%"/>
    </style:style>
    <style:style style:name="TableCell8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0" style:parent-style-name="Normal" style:family="paragraph">
      <style:paragraph-properties fo:margin-bottom="0in" fo:line-height="100%"/>
    </style:style>
    <style:style style:name="TableCell86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2" style:parent-style-name="Normal" style:family="paragraph">
      <style:paragraph-properties fo:margin-bottom="0in" fo:line-height="100%"/>
    </style:style>
    <style:style style:name="TableCell8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4" style:parent-style-name="Normal" style:family="paragraph">
      <style:paragraph-properties fo:margin-bottom="0in" fo:line-height="100%"/>
    </style:style>
    <style:style style:name="TableCell8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</style:style>
    <style:style style:name="TableCell8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68" style:parent-style-name="Normal" style:family="paragraph">
      <style:paragraph-properties fo:margin-bottom="0in" fo:line-height="100%"/>
    </style:style>
    <style:style style:name="TableCell8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bottom="0in" fo:line-height="100%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</style:style>
    <style:style style:name="TableCell8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5" style:parent-style-name="Normal" style:family="paragraph">
      <style:paragraph-properties fo:margin-bottom="0in" fo:line-height="100%"/>
    </style:style>
    <style:style style:name="TableCell8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7" style:parent-style-name="Normal" style:family="paragraph">
      <style:paragraph-properties fo:margin-bottom="0in" fo:line-height="100%"/>
    </style:style>
    <style:style style:name="TableCell8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</style:style>
    <style:style style:name="TableCell8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 fo:line-height="100%"/>
    </style:style>
    <style:style style:name="TableCell8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</style:style>
    <style:style style:name="TableCell8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85" style:parent-style-name="Normal" style:family="paragraph">
      <style:paragraph-properties fo:margin-bottom="0in" fo:line-height="100%"/>
    </style:style>
    <style:style style:name="TableCell8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87" style:parent-style-name="Normal" style:family="paragraph">
      <style:paragraph-properties fo:margin-bottom="0in" fo:line-height="100%"/>
    </style:style>
    <style:style style:name="TableCell8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89" style:parent-style-name="Normal" style:family="paragraph">
      <style:paragraph-properties fo:margin-bottom="0in" fo:line-height="100%"/>
    </style:style>
    <style:style style:name="TableCell89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 fo:line-height="100%"/>
    </style:style>
    <style:style style:name="TableCell8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bottom="0in" fo:line-height="100%"/>
    </style:style>
    <style:style style:name="TableCell89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</style:style>
    <style:style style:name="TableCell8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97" style:parent-style-name="Normal" style:family="paragraph">
      <style:paragraph-properties fo:margin-bottom="0in" fo:line-height="100%"/>
    </style:style>
    <style:style style:name="TableCell8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99" style:parent-style-name="Normal" style:family="paragraph">
      <style:paragraph-properties fo:margin-bottom="0in" fo:line-height="100%"/>
    </style:style>
    <style:style style:name="TableCell90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1" style:parent-style-name="Normal" style:family="paragraph">
      <style:paragraph-properties fo:margin-bottom="0in" fo:line-height="100%"/>
    </style:style>
    <style:style style:name="TableCell90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 fo:line-height="100%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/>
    </style:style>
    <style:style style:name="TableCell90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08" style:parent-style-name="Normal" style:family="paragraph">
      <style:paragraph-properties fo:margin-bottom="0in" fo:line-height="100%"/>
    </style:style>
    <style:style style:name="TableCell90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10" style:parent-style-name="Normal" style:family="paragraph">
      <style:paragraph-properties fo:margin-bottom="0in" fo:line-height="100%"/>
    </style:style>
    <style:style style:name="TableCell911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margin-bottom="0in" fo:line-height="100%"/>
    </style:style>
    <style:style style:name="TableCell9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14" style:parent-style-name="Normal" style:family="paragraph">
      <style:paragraph-properties fo:margin-bottom="0in" fo:line-height="100%"/>
    </style:style>
    <style:style style:name="TableCell9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16" style:parent-style-name="Normal" style:family="paragraph">
      <style:paragraph-properties fo:margin-bottom="0in" fo:line-height="100%"/>
    </style:style>
    <style:style style:name="TableCell91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bottom="0in" fo:line-height="100%"/>
    </style:style>
    <style:style style:name="TableCell91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bottom="0in" fo:line-height="100%"/>
    </style:style>
    <style:style style:name="TableCell9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bottom="0in" fo:line-height="100%"/>
    </style:style>
    <style:style style:name="TableCell9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4" style:parent-style-name="Normal" style:family="paragraph">
      <style:paragraph-properties fo:margin-bottom="0in" fo:line-height="100%"/>
    </style:style>
    <style:style style:name="TableCell9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6" style:parent-style-name="Normal" style:family="paragraph">
      <style:paragraph-properties fo:margin-bottom="0in" fo:line-height="100%"/>
    </style:style>
    <style:style style:name="TableCell9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8" style:parent-style-name="Normal" style:family="paragraph">
      <style:paragraph-properties fo:margin-bottom="0in" fo:line-height="100%"/>
    </style:style>
    <style:style style:name="TableCell9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30" style:parent-style-name="Normal" style:family="paragraph">
      <style:paragraph-properties fo:margin-bottom="0in" fo:line-height="100%"/>
    </style:style>
    <style:style style:name="TableCell931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932" style:parent-style-name="Normal" style:family="paragraph">
      <style:paragraph-properties fo:margin-bottom="0in" fo:line-height="100%"/>
    </style:style>
    <style:style style:name="TableCell93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934" style:parent-style-name="Normal" style:family="paragraph">
      <style:paragraph-properties fo:margin-bottom="0in" fo:line-height="100%"/>
    </style:style>
    <style:style style:name="TableCell93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36" style:parent-style-name="Normal" style:family="paragraph">
      <style:paragraph-properties fo:margin-bottom="0in" fo:line-height="100%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paragraph-properties fo:margin-bottom="0in" fo:line-height="100%"/>
    </style:style>
    <style:style style:name="TableCell9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41" style:parent-style-name="Normal" style:family="paragraph">
      <style:paragraph-properties fo:margin-bottom="0in" fo:line-height="100%"/>
    </style:style>
    <style:style style:name="TableCell9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/>
    </style:style>
    <style:style style:name="TableCell9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45" style:parent-style-name="Normal" style:family="paragraph">
      <style:paragraph-properties fo:margin-bottom="0in" fo:line-height="100%"/>
    </style:style>
    <style:style style:name="TableCell9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47" style:parent-style-name="Normal" style:family="paragraph">
      <style:paragraph-properties fo:margin-bottom="0in" fo:line-height="100%"/>
    </style:style>
    <style:style style:name="TableCell9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49" style:parent-style-name="Normal" style:family="paragraph">
      <style:paragraph-properties fo:margin-bottom="0in" fo:line-height="100%"/>
    </style:style>
    <style:style style:name="TableCell9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51" style:parent-style-name="Normal" style:family="paragraph">
      <style:paragraph-properties fo:margin-bottom="0in" fo:line-height="100%"/>
    </style:style>
    <style:style style:name="TableCell9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53" style:parent-style-name="Normal" style:family="paragraph">
      <style:paragraph-properties fo:margin-bottom="0in" fo:line-height="100%"/>
    </style:style>
    <style:style style:name="TableCell9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55" style:parent-style-name="Normal" style:family="paragraph">
      <style:paragraph-properties fo:margin-bottom="0in" fo:line-height="100%"/>
    </style:style>
    <style:style style:name="TableCell9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57" style:parent-style-name="Normal" style:family="paragraph">
      <style:paragraph-properties fo:margin-bottom="0in" fo:line-height="100%"/>
    </style:style>
    <style:style style:name="TableCell9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59" style:parent-style-name="Normal" style:family="paragraph">
      <style:paragraph-properties fo:margin-bottom="0in" fo:line-height="100%"/>
    </style:style>
    <style:style style:name="TableCell9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61" style:parent-style-name="Normal" style:family="paragraph">
      <style:paragraph-properties fo:margin-bottom="0in" fo:line-height="100%"/>
    </style:style>
    <style:style style:name="TableCell9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63" style:parent-style-name="Normal" style:family="paragraph">
      <style:paragraph-properties fo:margin-bottom="0in" fo:line-height="100%"/>
    </style:style>
    <style:style style:name="TableCell9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65" style:parent-style-name="Normal" style:family="paragraph">
      <style:paragraph-properties fo:margin-bottom="0in" fo:line-height="100%"/>
    </style:style>
    <style:style style:name="TableCell9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67" style:parent-style-name="Normal" style:family="paragraph">
      <style:paragraph-properties fo:margin-bottom="0in" fo:line-height="100%"/>
    </style:style>
    <style:style style:name="TableCell9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 fo:line-height="100%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margin-bottom="0in" fo:line-height="100%"/>
    </style:style>
    <style:style style:name="TableCell9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74" style:parent-style-name="Normal" style:family="paragraph">
      <style:paragraph-properties fo:margin-bottom="0in" fo:line-height="100%"/>
    </style:style>
    <style:style style:name="TableCell9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76" style:parent-style-name="Normal" style:family="paragraph">
      <style:paragraph-properties fo:margin-bottom="0in" fo:line-height="100%"/>
    </style:style>
    <style:style style:name="TableCell9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78" style:parent-style-name="Normal" style:family="paragraph">
      <style:paragraph-properties fo:margin-bottom="0in" fo:line-height="100%"/>
    </style:style>
    <style:style style:name="TableCell9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80" style:parent-style-name="Normal" style:family="paragraph">
      <style:paragraph-properties fo:margin-bottom="0in" fo:line-height="100%"/>
    </style:style>
    <style:style style:name="TableCell9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82" style:parent-style-name="Normal" style:family="paragraph">
      <style:paragraph-properties fo:margin-bottom="0in" fo:line-height="100%"/>
    </style:style>
    <style:style style:name="TableCell9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84" style:parent-style-name="Normal" style:family="paragraph">
      <style:paragraph-properties fo:margin-bottom="0in" fo:line-height="100%"/>
    </style:style>
    <style:style style:name="TableCell9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86" style:parent-style-name="Normal" style:family="paragraph">
      <style:paragraph-properties fo:margin-bottom="0in" fo:line-height="100%"/>
    </style:style>
    <style:style style:name="TableCell9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88" style:parent-style-name="Normal" style:family="paragraph">
      <style:paragraph-properties fo:margin-bottom="0in" fo:line-height="100%"/>
    </style:style>
    <style:style style:name="TableCell9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90" style:parent-style-name="Normal" style:family="paragraph">
      <style:paragraph-properties fo:margin-bottom="0in" fo:line-height="100%"/>
    </style:style>
    <style:style style:name="TableCell9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92" style:parent-style-name="Normal" style:family="paragraph">
      <style:paragraph-properties fo:margin-bottom="0in" fo:line-height="100%"/>
    </style:style>
    <style:style style:name="TableCell9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94" style:parent-style-name="Normal" style:family="paragraph">
      <style:paragraph-properties fo:margin-bottom="0in" fo:line-height="100%"/>
    </style:style>
    <style:style style:name="TableCell9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96" style:parent-style-name="Normal" style:family="paragraph">
      <style:paragraph-properties fo:margin-bottom="0in" fo:line-height="100%"/>
    </style:style>
    <style:style style:name="TableCell997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margin-bottom="0in" fo:line-height="100%"/>
    </style:style>
    <style:style style:name="TableCell999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margin-bottom="0in" fo:line-height="100%"/>
    </style:style>
    <style:style style:name="TableCell1001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margin-bottom="0in" fo:line-height="100%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margin-bottom="0in" fo:line-height="100%"/>
    </style:style>
    <style:style style:name="TableCell100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margin-bottom="0in" fo:line-height="100%"/>
    </style:style>
    <style:style style:name="TableCell100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margin-bottom="0in" fo:line-height="100%"/>
    </style:style>
    <style:style style:name="TableCell10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margin-bottom="0in" fo:line-height="100%"/>
    </style:style>
    <style:style style:name="TableCell10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/>
    </style:style>
    <style:style style:name="TableCell101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margin-bottom="0in" fo:line-height="100%"/>
    </style:style>
    <style:style style:name="TableCell101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17" style:parent-style-name="Normal" style:family="paragraph">
      <style:paragraph-properties fo:margin-bottom="0in" fo:line-height="100%"/>
    </style:style>
    <style:style style:name="TableCell10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margin-bottom="0in" fo:line-height="100%"/>
    </style:style>
    <style:style style:name="TableCell10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 fo:line-height="100%"/>
    </style:style>
    <style:style style:name="TableCell10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/>
    </style:style>
    <style:style style:name="TableCell10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margin-bottom="0in" fo:line-height="100%"/>
    </style:style>
    <style:style style:name="TableCell10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margin-bottom="0in" fo:line-height="100%"/>
    </style:style>
    <style:style style:name="TableCell10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margin-bottom="0in" fo:line-height="100%"/>
    </style:style>
    <style:style style:name="TableCell10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margin-bottom="0in" fo:line-height="100%"/>
    </style:style>
    <style:style style:name="TableCell10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margin-bottom="0in" fo:line-height="100%"/>
    </style:style>
    <style:style style:name="TableCell10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35" style:parent-style-name="Normal" style:family="paragraph">
      <style:paragraph-properties fo:margin-bottom="0in" fo:line-height="100%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margin-bottom="0in" fo:line-height="100%"/>
    </style:style>
    <style:style style:name="T1039" style:parent-style-name="DefaultParagraphFont" style:family="text">
      <style:text-properties fo:font-size="7pt" style:font-size-asian="7pt" style:font-size-complex="7pt"/>
    </style:style>
    <style:style style:name="TableCell10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 fo:line-height="100%"/>
    </style:style>
    <style:style style:name="TableCell10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margin-bottom="0in" fo:line-height="100%"/>
    </style:style>
    <style:style style:name="TableCell10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margin-bottom="0in" fo:line-height="100%"/>
    </style:style>
    <style:style style:name="TableCell10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margin-bottom="0in" fo:line-height="100%"/>
    </style:style>
    <style:style style:name="TableCell104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margin-bottom="0in" fo:line-height="100%"/>
    </style:style>
    <style:style style:name="TableCell10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margin-bottom="0in" fo:line-height="100%"/>
    </style:style>
    <style:style style:name="TableCell10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margin-bottom="0in" fo:line-height="100%"/>
    </style:style>
    <style:style style:name="TableCell1054" style:family="table-cell">
      <style:table-cell-properties fo:border="0.0069in solid #000000" fo:background-color="#44546A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margin-bottom="0in" fo:line-height="100%"/>
    </style:style>
    <style:style style:name="TableCell1056" style:family="table-cell">
      <style:table-cell-properties fo:border="0.0069in solid #000000" fo:background-color="#44546A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margin-bottom="0in" fo:line-height="100%"/>
    </style:style>
    <style:style style:name="TableCell1058" style:family="table-cell">
      <style:table-cell-properties fo:border="0.0069in solid #000000" fo:background-color="#44546A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margin-bottom="0in" fo:line-height="100%"/>
    </style:style>
    <style:style style:name="TableCell1060" style:family="table-cell">
      <style:table-cell-properties fo:border="0.0069in solid #000000" fo:background-color="#44546A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margin-bottom="0in" fo:line-height="100%"/>
    </style:style>
    <style:style style:name="TableCell1062" style:family="table-cell">
      <style:table-cell-properties fo:border="0.0069in solid #000000" fo:background-color="#44546A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margin-bottom="0in" fo:line-height="100%"/>
    </style:style>
    <style:style style:name="TableCell1064" style:family="table-cell">
      <style:table-cell-properties fo:border="0.0069in solid #000000" fo:background-color="#44546A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margin-bottom="0in" fo:line-height="100%"/>
    </style:style>
    <style:style style:name="TableCell106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 fo:line-height="100%"/>
    </style:style>
    <style:style style:name="TableCell10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margin-bottom="0in" fo:line-height="100%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</style:style>
    <style:style style:name="TableCell10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margin-bottom="0in" fo:line-height="100%"/>
    </style:style>
    <style:style style:name="TableCell10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margin-bottom="0in" fo:line-height="100%"/>
    </style:style>
    <style:style style:name="TableCell10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margin-bottom="0in" fo:line-height="100%"/>
    </style:style>
    <style:style style:name="TableCell10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margin-bottom="0in" fo:line-height="100%"/>
    </style:style>
    <style:style style:name="TableCell10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margin-bottom="0in" fo:line-height="100%"/>
    </style:style>
    <style:style style:name="TableCell10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</style:style>
    <style:style style:name="TableCell10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/>
    </style:style>
    <style:style style:name="TableCell10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margin-bottom="0in" fo:line-height="100%"/>
    </style:style>
    <style:style style:name="TableCell10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margin-bottom="0in" fo:line-height="100%"/>
    </style:style>
    <style:style style:name="TableCell10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margin-bottom="0in" fo:line-height="100%"/>
    </style:style>
    <style:style style:name="TableCell10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margin-bottom="0in" fo:line-height="100%"/>
    </style:style>
    <style:style style:name="TableCell10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</style:style>
    <style:style style:name="TableCell109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margin-bottom="0in" fo:line-height="100%"/>
    </style:style>
    <style:style style:name="TableCell109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margin-bottom="0in" fo:line-height="100%"/>
    </style:style>
    <style:style style:name="TableCell110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University of Reading</text:p>
      <text:p text:style-name="Normal"/>
      <text:p text:style-name="P15">Department of Computer Science</text:p>
      <text:p text:style-name="P16">Final Year Project Logbook</text:p>
      <text:p text:style-name="P17">Joseph Mckeown<text:s/></text:p>
      <text:p text:style-name="P18"><text:a xlink:href="mailto:ry009216@student.reading.ac.uk" office:target-frame-name="_top" xlink:show="replace"><text:span text:style-name="T19">ry009216@student.reading.ac.uk</text:span></text:a></text:p>
      <text:p text:style-name="P20">Tutor – Xia Hong</text:p>
      <text:p text:style-name="P21"/>
      <text:h text:style-name="TOCHeading" text:outline-level="1"><text:bookmark-start text:name="_Toc70070637"/>Table of Contents<text:bookmark-end text:name="_Toc70070637"/></text:h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OC1"><text:a xlink:href="#_Toc70070637" office:target-frame-name="_top" xlink:show="replace"><text:span text:style-name="Hyperlink">Table of Contents</text:span><text:tab/>2</text:a></text:p>
          <text:p text:style-name="TOC1"><text:a xlink:href="#_Toc70070638" office:target-frame-name="_top" xlink:show="replace"><text:span text:style-name="Hyperlink">Autumn Term</text:span><text:tab/>3</text:a></text:p>
          <text:p text:style-name="P22"><text:a xlink:href="#_Toc70070639" office:target-frame-name="_top" xlink:show="replace"><text:span text:style-name="Hyperlink">Week 1 - 21</text:span><text:span text:style-name="T23">st</text:span><text:span text:style-name="Hyperlink"><text:s/>September 2020</text:span><text:tab/>3</text:a></text:p>
          <text:p text:style-name="P24"><text:a xlink:href="#_Toc70070640" office:target-frame-name="_top" xlink:show="replace"><text:span text:style-name="Hyperlink">Week 2 - 28</text:span><text:span text:style-name="T25">th</text:span><text:span text:style-name="Hyperlink"><text:s/>September</text:span><text:tab/>3</text:a></text:p>
          <text:p text:style-name="P26"><text:a xlink:href="#_Toc70070641" office:target-frame-name="_top" xlink:show="replace"><text:span text:style-name="Hyperlink">Week 3 - 5</text:span><text:span text:style-name="T27">th</text:span><text:span text:style-name="Hyperlink"><text:s/>October 2020</text:span><text:tab/>3</text:a></text:p>
          <text:p text:style-name="P28"><text:a xlink:href="#_Toc70070642" office:target-frame-name="_top" xlink:show="replace"><text:span text:style-name="Hyperlink">Week 4 – 12</text:span><text:span text:style-name="T29">th</text:span><text:span text:style-name="Hyperlink"><text:s/>October 2020</text:span><text:tab/>4</text:a></text:p>
          <text:p text:style-name="P30"><text:a xlink:href="#_Toc70070643" office:target-frame-name="_top" xlink:show="replace"><text:span text:style-name="Hyperlink">Week 5 – 19</text:span><text:span text:style-name="T31">th</text:span><text:span text:style-name="Hyperlink"><text:s/>October 2020</text:span><text:tab/>4</text:a></text:p>
          <text:p text:style-name="P32"><text:a xlink:href="#_Toc70070644" office:target-frame-name="_top" xlink:show="replace"><text:span text:style-name="Hyperlink">Week 6 -26</text:span><text:span text:style-name="T33">th</text:span><text:span text:style-name="Hyperlink"><text:s/>October 2020</text:span><text:tab/>4</text:a></text:p>
          <text:p text:style-name="P34"><text:a xlink:href="#_Toc70070645" office:target-frame-name="_top" xlink:show="replace"><text:span text:style-name="Hyperlink">Week 7 – 2</text:span><text:span text:style-name="T35">nd</text:span><text:span text:style-name="Hyperlink"><text:s/>November 2020</text:span><text:tab/>4</text:a></text:p>
          <text:p text:style-name="P36"><text:a xlink:href="#_Toc70070646" office:target-frame-name="_top" xlink:show="replace"><text:span text:style-name="Hyperlink">Week 8 – 9</text:span><text:span text:style-name="T37">th</text:span><text:span text:style-name="Hyperlink"><text:s/>November 2020</text:span><text:tab/>5</text:a></text:p>
          <text:p text:style-name="P38"><text:a xlink:href="#_Toc70070647" office:target-frame-name="_top" xlink:show="replace"><text:span text:style-name="Hyperlink">Week 9 – 16</text:span><text:span text:style-name="T39">th</text:span><text:span text:style-name="Hyperlink"><text:s/>November</text:span><text:tab/>5</text:a></text:p>
          <text:p text:style-name="P40"><text:a xlink:href="#_Toc70070648" office:target-frame-name="_top" xlink:show="replace"><text:span text:style-name="Hyperlink">Week 12 – 7</text:span><text:span text:style-name="T41">th</text:span><text:span text:style-name="Hyperlink"><text:s/>December</text:span><text:tab/>5</text:a></text:p>
          <text:p text:style-name="TOC1"><text:a xlink:href="#_Toc70070649" office:target-frame-name="_top" xlink:show="replace"><text:span text:style-name="Hyperlink">Winter Term</text:span><text:tab/>6</text:a></text:p>
          <text:p text:style-name="P42"><text:a xlink:href="#_Toc70070650" office:target-frame-name="_top" xlink:show="replace"><text:span text:style-name="Hyperlink">Week 1 - 11</text:span><text:span text:style-name="T43">th</text:span><text:span text:style-name="Hyperlink"><text:s/>January 2021</text:span><text:tab/>6</text:a></text:p>
          <text:p text:style-name="P44"><text:a xlink:href="#_Toc70070651" office:target-frame-name="_top" xlink:show="replace"><text:span text:style-name="Hyperlink">Week 2 – 18</text:span><text:span text:style-name="T45">th</text:span><text:span text:style-name="Hyperlink"><text:s/>January 2021</text:span><text:tab/>6</text:a></text:p>
          <text:p text:style-name="P46"><text:a xlink:href="#_Toc70070652" office:target-frame-name="_top" xlink:show="replace"><text:span text:style-name="Hyperlink">Week 3 – 25</text:span><text:span text:style-name="T47">th</text:span><text:span text:style-name="Hyperlink"><text:s/>January 2021</text:span><text:tab/>6</text:a></text:p>
          <text:p text:style-name="P48"><text:a xlink:href="#_Toc70070653" office:target-frame-name="_top" xlink:show="replace"><text:span text:style-name="Hyperlink">Week 4 – 1</text:span><text:span text:style-name="T49">st</text:span><text:span text:style-name="Hyperlink"><text:s/>February 2021</text:span><text:tab/>7</text:a></text:p>
          <text:p text:style-name="P50"><text:a xlink:href="#_Toc70070654" office:target-frame-name="_top" xlink:show="replace"><text:span text:style-name="Hyperlink">Week 5 – 8</text:span><text:span text:style-name="T51">th</text:span><text:span text:style-name="Hyperlink"><text:s/>February 2021</text:span><text:tab/>7</text:a></text:p>
          <text:p text:style-name="P52"><text:a xlink:href="#_Toc70070655" office:target-frame-name="_top" xlink:show="replace"><text:span text:style-name="Hyperlink">Week 6 - 15 February 2021</text:span><text:tab/>7</text:a></text:p>
          <text:p text:style-name="P53"><text:a xlink:href="#_Toc70070656" office:target-frame-name="_top" xlink:show="replace"><text:span text:style-name="Hyperlink">Week 7 - 22</text:span><text:span text:style-name="T54">th</text:span><text:span text:style-name="Hyperlink"><text:s/>February 2021</text:span><text:tab/>7</text:a></text:p>
          <text:p text:style-name="P55"><text:a xlink:href="#_Toc70070657" office:target-frame-name="_top" xlink:show="replace"><text:span text:style-name="Hyperlink">Week 8 – 1</text:span><text:span text:style-name="T56">st</text:span><text:span text:style-name="Hyperlink"><text:s/>March 2021</text:span><text:tab/>8</text:a></text:p>
          <text:p text:style-name="P57"><text:a xlink:href="#_Toc70070658" office:target-frame-name="_top" xlink:show="replace"><text:span text:style-name="Hyperlink">Week 13 – 5</text:span><text:span text:style-name="T58">th</text:span><text:span text:style-name="Hyperlink"><text:s/>April</text:span><text:tab/>8</text:a></text:p>
          <text:p text:style-name="P59"><text:a xlink:href="#_Toc70070659" office:target-frame-name="_top" xlink:show="replace"><text:span text:style-name="Hyperlink">Week 14 – 12</text:span><text:span text:style-name="T60">th</text:span><text:span text:style-name="Hyperlink"><text:s/>April</text:span><text:tab/>8</text:a></text:p>
          <text:p text:style-name="P61"><text:a xlink:href="#_Toc70070660" office:target-frame-name="_top" xlink:show="replace"><text:span text:style-name="Hyperlink">Week 15 – 19</text:span><text:span text:style-name="T62">th</text:span><text:span text:style-name="Hyperlink"><text:s/>April</text:span><text:tab/>9</text:a></text:p>
          <text:p text:style-name="TOC1"><text:a xlink:href="#_Toc70070661" office:target-frame-name="_top" xlink:show="replace"><text:span text:style-name="Hyperlink">Autumn Gant</text:span><text:tab/>11</text:a></text:p>
          <text:p text:style-name="TOC1"><text:a xlink:href="#_Toc70070662" office:target-frame-name="_top" xlink:show="replace"><text:span text:style-name="Hyperlink">Winter Gant</text:span><text:tab/>11</text:a></text:p>
        </text:index-body>
      </text:table-of-content>
      <text:p text:style-name="Normal"/>
      <text:p text:style-name="P63"/>
      <text:p text:style-name="P64"><text:bookmark-start text:name="_Toc69987771"/><text:bookmark-start text:name="_Toc70070638"/></text:p>
      <text:h text:style-name="P65" text:outline-level="1">Autumn Term<text:bookmark-end text:name="_Toc69987771"/><text:bookmark-end text:name="_Toc70070638"/><text:s/></text:h>
      <text:h text:style-name="Heading2" text:outline-level="2"><text:bookmark-start text:name="_Toc69987772"/><text:bookmark-start text:name="_Toc70070639"/>Week 1 - 21<text:span text:style-name="T66">st</text:span><text:s/>September 2020<text:bookmark-end text:name="_Toc69987772"/><text:bookmark-end text:name="_Toc70070639"/></text:h>
      <text:p text:style-name="Normal"/>
      <text:p text:style-name="Normal"><text:bookmark-start text:name="_Toc69987773"/>Tasks done<text:bookmark-end text:name="_Toc69987773"/></text:p>
      <text:list text:style-name="LFO1" text:continue-numbering="true">
        <text:list-item>
          <text:p text:style-name="P67">Set up git repositories on both git hub and lab</text:p>
        </text:list-item>
        <text:list-item>
          <text:p text:style-name="P68">Set up local environments for development</text:p>
        </text:list-item>
      </text:list>
      <text:p text:style-name="Normal"/>
      <text:p text:style-name="Normal"><text:bookmark-start text:name="_Toc69987774"/>To do list<text:bookmark-end text:name="_Toc69987774"/></text:p>
      <text:list text:style-name="LFO2" text:continue-numbering="true">
        <text:list-item>
          <text:p text:style-name="P69">Start filling in PID</text:p>
        </text:list-item>
        <text:list-item>
          <text:p text:style-name="P70">Prepare for<text:s/>tutor meeting<text:s/></text:p>
        </text:list-item>
        <text:list-item>
          <text:p text:style-name="P71">Begin research into recommender systems</text:p>
        </text:list-item>
      </text:list>
      <text:h text:style-name="Heading2" text:outline-level="2"><text:bookmark-start text:name="_Toc69987775"/><text:bookmark-start text:name="_Toc70070640"/>Week 2 - 28<text:span text:style-name="T72">th</text:span><text:s/>September<text:bookmark-end text:name="_Toc69987775"/><text:bookmark-end text:name="_Toc70070640"/></text:h>
      <text:p text:style-name="Normal"/>
      <text:p text:style-name="Normal"><text:bookmark-start text:name="_Toc69987776"/>Tasks done<text:bookmark-end text:name="_Toc69987776"/></text:p>
      <text:list text:style-name="LFO3" text:continue-numbering="true">
        <text:list-item>
          <text:p text:style-name="P73">Conducted research into feature which could be added to the app</text:p>
        </text:list-item>
        <text:list-item>
          <text:p text:style-name="P74">Deciding on what platform to use</text:p>
        </text:list-item>
        <text:list-item>
          <text:p text:style-name="P75">Attended Tutor meeting</text:p>
        </text:list-item>
        <text:list-item>
          <text:p text:style-name="P76">Created timeline for work in PID</text:p>
        </text:list-item>
      </text:list>
      <text:p text:style-name="Normal"><text:bookmark-start text:name="_Toc69987777"/>To do list<text:bookmark-end text:name="_Toc69987777"/></text:p>
      <text:list text:style-name="LFO4" text:continue-numbering="true">
        <text:list-item>
          <text:p text:style-name="P77">Look into any legal social or legal issues for the PID</text:p>
        </text:list-item>
        <text:list-item>
          <text:p text:style-name="P78">Get the Tutor to look over the PID before submission<text:s/></text:p>
        </text:list-item>
        <text:list-item>
          <text:p text:style-name="P79">Look into Weather API services</text:p>
        </text:list-item>
      </text:list>
      <text:p text:style-name="Normal"/>
      <text:h text:style-name="Heading2" text:outline-level="2"><text:bookmark-start text:name="_Toc69987778"/><text:bookmark-start text:name="_Toc70070641"/>Week 3 - 5<text:span text:style-name="T80">th</text:span><text:s/>October 2020<text:bookmark-end text:name="_Toc69987778"/><text:bookmark-end text:name="_Toc70070641"/></text:h>
      <text:p text:style-name="Normal"><text:bookmark-start text:name="_Toc69987779"/>Tasks done<text:bookmark-end text:name="_Toc69987779"/></text:p>
      <text:list text:style-name="LFO5" text:continue-numbering="true">
        <text:list-item>
          <text:p text:style-name="P81">Completed and filled in the PID form</text:p>
        </text:list-item>
        <text:list-item>
          <text:p text:style-name="P82">Submitted the PID</text:p>
        </text:list-item>
        <text:list-item>
          <text:p text:style-name="P83">Started writing Research<text:s/>notes.</text:p>
        </text:list-item>
      </text:list>
      <text:p text:style-name="Normal"><text:bookmark-start text:name="_Toc69987780"/>To do list<text:bookmark-end text:name="_Toc69987780"/></text:p>
      <text:list text:style-name="LFO6" text:continue-numbering="true">
        <text:list-item>
          <text:p text:style-name="P84">Go into greater depth about recommender systems.</text:p>
        </text:list-item>
        <text:list-item>
          <text:p text:style-name="P85">Experiment with planning neural network structures<text:s/></text:p>
        </text:list-item>
      </text:list>
      <text:h text:style-name="P86" text:outline-level="2"><text:bookmark-start text:name="_Toc69987781"/><text:bookmark-start text:name="_Toc70070642"/>Week 4 – 12<text:span text:style-name="T87">th</text:span><text:s/>October 2020<text:bookmark-end text:name="_Toc69987781"/><text:bookmark-end text:name="_Toc70070642"/></text:h>
      <text:p text:style-name="Normal"><text:bookmark-start text:name="_Toc69987782"/>Tasks done<text:bookmark-end text:name="_Toc69987782"/></text:p>
      <text:list text:style-name="LFO7" text:continue-numbering="true">
        <text:list-item>
          <text:p text:style-name="P88">Found and recorded multiple API services and prices.</text:p>
        </text:list-item>
      </text:list>
      <text:p text:style-name="Normal"><text:bookmark-start text:name="_Toc69987783"/>To do list<text:bookmark-end text:name="_Toc69987783"/></text:p>
      <text:list text:style-name="LFO7" text:continue-numbering="true">
        <text:list-item>
          <text:p text:style-name="P89">Start looking into Neural<text:s/>networks.</text:p>
        </text:list-item>
        <text:list-item>
          <text:p text:style-name="P90">Revise some java .</text:p>
        </text:list-item>
        <text:list-item>
          <text:p text:style-name="P91">Look into Kotlin.</text:p>
        </text:list-item>
      </text:list>
      <text:p text:style-name="ListParagraph"/>
      <text:h text:style-name="Heading2" text:outline-level="2"><text:bookmark-start text:name="_Toc69987784"/><text:bookmark-start text:name="_Toc70070643"/>Week 5 – 19<text:span text:style-name="T92">th</text:span><text:s/>October 2020<text:bookmark-end text:name="_Toc69987784"/><text:bookmark-end text:name="_Toc70070643"/></text:h>
      <text:p text:style-name="Normal"><text:bookmark-start text:name="_Toc69987785"/>Tasks done<text:bookmark-end text:name="_Toc69987785"/></text:p>
      <text:list text:style-name="LFO8" text:continue-numbering="true">
        <text:list-item>
          <text:p text:style-name="P93">Wrote some of the finding about Recommender system from info learned from Ricci.</text:p>
        </text:list-item>
        <text:list-item>
          <text:p text:style-name="P94">Decided to use java for the application.</text:p>
        </text:list-item>
      </text:list>
      <text:p text:style-name="Normal"><text:bookmark-start text:name="_Toc69987786"/>To do list<text:bookmark-end text:name="_Toc69987786"/></text:p>
      <text:list text:style-name="LFO8" text:continue-numbering="true">
        <text:list-item>
          <text:p text:style-name="P95">Continue research into the<text:s/>relevant areas for feature(Recommender Systems, Neural nets, Android, API)</text:p>
        </text:list-item>
      </text:list>
      <text:p text:style-name="ListParagraph"/>
      <text:h text:style-name="Heading2" text:outline-level="2"><text:bookmark-start text:name="_Toc69987787"/><text:bookmark-start text:name="_Toc70070644"/>Week 6 -26<text:span text:style-name="T96">th</text:span><text:s/>October 2020<text:bookmark-end text:name="_Toc69987787"/><text:bookmark-end text:name="_Toc70070644"/></text:h>
      <text:p text:style-name="Normal"><text:bookmark-start text:name="_Toc69987788"/>Tasks done<text:bookmark-end text:name="_Toc69987788"/></text:p>
      <text:list text:style-name="LFO8" text:continue-numbering="true">
        <text:list-item>
          <text:p text:style-name="P97">Looked into the API’s which I could use a decided that this would be more of an aspirational feature which I might add if I have enough time to<text:s/>implement.<text:s/></text:p>
        </text:list-item>
      </text:list>
      <text:p text:style-name="Normal"><text:bookmark-start text:name="_Toc69987789"/>To do list<text:bookmark-end text:name="_Toc69987789"/></text:p>
      <text:list text:style-name="LFO8" text:continue-numbering="true">
        <text:list-item>
          <text:p text:style-name="P98">Try multiple method of using the IDE by either emulating a phone or by connecting my phone.</text:p>
        </text:list-item>
        <text:list-item>
          <text:p text:style-name="P99">Create a presentation to show during the tutor meeting.</text:p>
        </text:list-item>
      </text:list>
      <text:p text:style-name="Normal"/>
      <text:h text:style-name="Heading2" text:outline-level="2"><text:bookmark-start text:name="_Toc69987790"/><text:bookmark-start text:name="_Toc70070645"/>Week 7 – 2<text:span text:style-name="T100">nd</text:span><text:s/>November 2020<text:bookmark-end text:name="_Toc69987790"/><text:bookmark-end text:name="_Toc70070645"/></text:h>
      <text:p text:style-name="Normal"><text:bookmark-start text:name="_Toc69987791"/>Tasks done<text:bookmark-end text:name="_Toc69987791"/></text:p>
      <text:list text:style-name="LFO9" text:continue-numbering="true">
        <text:list-item>
          <text:p text:style-name="P101">Completed initial phase of research for the project covering Recommenders and other features to include.</text:p>
        </text:list-item>
        <text:list-item>
          <text:p text:style-name="P102">Created the slide for the tutor meeting an presented it.</text:p>
        </text:list-item>
      </text:list>
      <text:p text:style-name="Normal"><text:bookmark-start text:name="_Toc69987792"/>To do list<text:bookmark-end text:name="_Toc69987792"/></text:p>
      <text:list text:style-name="LFO9" text:continue-numbering="true">
        <text:list-item>
          <text:p text:style-name="P103">Get Eclipse fully work for my home setup.</text:p>
        </text:list-item>
      </text:list>
      <text:p text:style-name="Normal"/>
      <text:h text:style-name="Heading2" text:outline-level="2"><text:bookmark-start text:name="_Toc69987793"/><text:bookmark-start text:name="_Toc70070646"/>Week 8 – 9<text:span text:style-name="T104">th</text:span><text:s/>November 2020<text:bookmark-end text:name="_Toc69987793"/><text:bookmark-end text:name="_Toc70070646"/></text:h>
      <text:p text:style-name="Normal"><text:bookmark-start text:name="_Toc69987794"/>Tasks done<text:bookmark-end text:name="_Toc69987794"/></text:p>
      <text:list text:style-name="LFO9" text:continue-numbering="true">
        <text:list-item>
          <text:p text:style-name="P105">Got eclipse working and start a test file to<text:s/>experiment with ideas.</text:p>
        </text:list-item>
      </text:list>
      <text:p text:style-name="Normal"><text:bookmark-start text:name="_Toc69987795"/>To do list<text:bookmark-end text:name="_Toc69987795"/></text:p>
      <text:list text:style-name="LFO9" text:continue-numbering="true">
        <text:list-item>
          <text:p text:style-name="P106">Test the IDE to ensure it’s all set up with my working at home setup.</text:p>
        </text:list-item>
      </text:list>
      <text:p text:style-name="Normal"/>
      <text:h text:style-name="Heading2" text:outline-level="2"><text:bookmark-start text:name="_Toc69987796"/><text:bookmark-start text:name="_Toc70070647"/>Week 9 – 16<text:span text:style-name="T107">th</text:span><text:s/>November<text:bookmark-end text:name="_Toc69987796"/><text:bookmark-end text:name="_Toc70070647"/></text:h>
      <text:p text:style-name="Normal"><text:bookmark-start text:name="_Toc69987797"/>Tasks done<text:bookmark-end text:name="_Toc69987797"/></text:p>
      <text:list text:style-name="LFO10" text:continue-numbering="true">
        <text:list-item>
          <text:p text:style-name="P108">IDE is up and running at home</text:p>
        </text:list-item>
      </text:list>
      <text:p text:style-name="Normal"><text:bookmark-start text:name="_Toc69987798"/>To do list<text:bookmark-end text:name="_Toc69987798"/></text:p>
      <text:list text:style-name="LFO10" text:continue-numbering="true">
        <text:list-item>
          <text:p text:style-name="P109">Taking a break from development to focus on coursework.</text:p>
        </text:list-item>
      </text:list>
      <text:list text:style-name="LFO11" text:continue-numbering="true">
        <text:list-item>
          <text:p text:style-name="P110">Pick back up where I<text:s/>left off once course work has been completed.<text:s/></text:p>
        </text:list-item>
      </text:list>
      <text:p text:style-name="Normal"/>
      <text:h text:style-name="Heading2" text:outline-level="2"><text:bookmark-start text:name="_Toc69987799"/><text:bookmark-start text:name="_Toc70070648"/>Week 12 – 7<text:span text:style-name="T111">th</text:span><text:s/>December<text:bookmark-end text:name="_Toc69987799"/><text:bookmark-end text:name="_Toc70070648"/></text:h>
      <text:p text:style-name="Normal"><text:bookmark-start text:name="_Toc69987800"/>Tasks done<text:bookmark-end text:name="_Toc69987800"/></text:p>
      <text:list text:style-name="LFO11" text:continue-numbering="true">
        <text:list-item>
          <text:p text:style-name="P112">Got the test application running and properly emulating onto my smart device</text:p>
        </text:list-item>
      </text:list>
      <text:p text:style-name="Normal"><text:bookmark-start text:name="_Toc69987801"/>To do list<text:bookmark-end text:name="_Toc69987801"/></text:p>
      <text:list text:style-name="LFO11" text:continue-numbering="true">
        <text:list-item>
          <text:p text:style-name="P113">Take the Christmas break off.</text:p>
        </text:list-item>
      </text:list>
      <text:list text:style-name="LFO12" text:continue-numbering="true">
        <text:list-item>
          <text:p text:style-name="P114">Set myself up for continuing work after the Christmas break.</text:p>
        </text:list-item>
      </text:list>
      <text:h text:style-name="P115" text:outline-level="1"><text:bookmark-start text:name="_Toc69987802"/><text:bookmark-start text:name="_Toc70070649"/>Winter Term<text:bookmark-end text:name="_Toc69987802"/><text:bookmark-end text:name="_Toc70070649"/></text:h>
      <text:p text:style-name="Normal"/>
      <text:h text:style-name="Heading2" text:outline-level="2"><text:bookmark-start text:name="_Toc69987803"/><text:bookmark-start text:name="_Toc70070650"/>Week 1 - 11<text:span text:style-name="T116">th</text:span><text:s/>January 2021<text:bookmark-end text:name="_Toc69987803"/><text:bookmark-end text:name="_Toc70070650"/></text:h>
      <text:p text:style-name="Normal"><text:bookmark-start text:name="_Toc69987804"/>Tasks done<text:bookmark-end text:name="_Toc69987804"/></text:p>
      <text:list text:style-name="LFO12" text:continue-numbering="true">
        <text:list-item>
          <text:p text:style-name="P117">Transferred to use mostly Git Hub.</text:p>
        </text:list-item>
        <text:list-item>
          <text:p text:style-name="P118">Started coding a basic neural net.</text:p>
        </text:list-item>
        <text:list-item>
          <text:p text:style-name="P119">Testing how to code outfit and clothes classification</text:p>
        </text:list-item>
      </text:list>
      <text:p text:style-name="Normal"><text:bookmark-start text:name="_Toc69987805"/>To do list<text:bookmark-end text:name="_Toc69987805"/></text:p>
      <text:list text:style-name="LFO12" text:continue-numbering="true">
        <text:list-item>
          <text:p text:style-name="P120">Fill in the feedback form and submit it.</text:p>
        </text:list-item>
        <text:list-item>
          <text:p text:style-name="P121">Continue to build<text:s/>the prototype network.<text:s/></text:p>
        </text:list-item>
        <text:list-item>
          <text:p text:style-name="P122">Test the network when the network is completed.<text:s/></text:p>
        </text:list-item>
        <text:list-item>
          <text:p text:style-name="P123">Figure out a way to test the network.</text:p>
        </text:list-item>
      </text:list>
      <text:p text:style-name="Normal"/>
      <text:h text:style-name="Heading2" text:outline-level="2"><text:bookmark-start text:name="_Toc69987806"/><text:bookmark-start text:name="_Toc70070651"/>Week 2 – 18<text:span text:style-name="T124">th</text:span><text:s/>January 2021<text:bookmark-end text:name="_Toc69987806"/><text:bookmark-end text:name="_Toc70070651"/></text:h>
      <text:p text:style-name="Normal"><text:bookmark-start text:name="_Toc69987807"/>Tasks done<text:bookmark-end text:name="_Toc69987807"/></text:p>
      <text:list text:style-name="LFO12" text:continue-numbering="true">
        <text:list-item>
          <text:p text:style-name="P125">Completed and sent in the feedback from.<text:s/></text:p>
        </text:list-item>
        <text:list-item>
          <text:p text:style-name="P126">Created testing criteria being the personal profile system.</text:p>
        </text:list-item>
        <text:list-item>
          <text:p text:style-name="P127">Got<text:s/>the first prototype up and running.<text:s/></text:p>
        </text:list-item>
      </text:list>
      <text:p text:style-name="ListParagraph"/>
      <text:p text:style-name="Normal"><text:bookmark-start text:name="_Toc69987808"/>To do list<text:bookmark-end text:name="_Toc69987808"/></text:p>
      <text:list text:style-name="LFO12" text:continue-numbering="true">
        <text:list-item>
          <text:p text:style-name="P128">Fill in the feedback form and submit it.</text:p>
        </text:list-item>
        <text:list-item>
          <text:p text:style-name="P129">Implement the test idea.</text:p>
        </text:list-item>
        <text:list-item>
          <text:p text:style-name="P130">Record and display the result.<text:s/></text:p>
        </text:list-item>
      </text:list>
      <text:p text:style-name="ListParagraph"/>
      <text:h text:style-name="Heading2" text:outline-level="2"><text:bookmark-start text:name="_Toc69987809"/><text:bookmark-start text:name="_Toc70070652"/>Week 3 – 25<text:span text:style-name="T131">th</text:span><text:s/>January 2021<text:bookmark-end text:name="_Toc69987809"/><text:bookmark-end text:name="_Toc70070652"/></text:h>
      <text:p text:style-name="Normal"><text:bookmark-start text:name="_Toc69987810"/>Tasks done<text:bookmark-end text:name="_Toc69987810"/></text:p>
      <text:list text:style-name="LFO13" text:continue-numbering="true">
        <text:list-item>
          <text:p text:style-name="P132">Tested the algorithm.</text:p>
        </text:list-item>
        <text:list-item>
          <text:p text:style-name="P133">Recorded the results and produced tables and graphs form the results.</text:p>
        </text:list-item>
        <text:list-item>
          <text:p text:style-name="P134">Tested the algorithm with a myriad of settings.</text:p>
        </text:list-item>
        <text:list-item>
          <text:p text:style-name="P135">Got prototype for taking pictures working in android studio.</text:p>
        </text:list-item>
      </text:list>
      <text:p text:style-name="Normal"><text:bookmark-start text:name="_Toc69987811"/>To do list<text:bookmark-end text:name="_Toc69987811"/></text:p>
      <text:list text:style-name="LFO14" text:continue-numbering="true">
        <text:list-item>
          <text:p text:style-name="P136">Expand the network to become more complicated than a linear network.<text:s/></text:p>
        </text:list-item>
        <text:list-item>
          <text:p text:style-name="P137">Plan how to make the project poster.</text:p>
        </text:list-item>
        <text:list-item>
          <text:p text:style-name="P138">Start creating the prototype for the UI of the Application.</text:p>
        </text:list-item>
      </text:list>
      <text:h text:style-name="Heading2" text:outline-level="2"><text:bookmark-start text:name="_Toc69987812"/><text:bookmark-start text:name="_Toc70070653"/>Week 4 – 1<text:span text:style-name="T139">st</text:span><text:s/>February 2021<text:bookmark-end text:name="_Toc69987812"/><text:bookmark-end text:name="_Toc70070653"/></text:h>
      <text:p text:style-name="Normal"/>
      <text:p text:style-name="Normal"><text:bookmark-start text:name="_Toc69987813"/>Tasks done<text:bookmark-end text:name="_Toc69987813"/></text:p>
      <text:list text:style-name="LFO15" text:continue-numbering="true">
        <text:list-item>
          <text:p text:style-name="P140">Added extra nodes to the Neural network.</text:p>
        </text:list-item>
        <text:list-item>
          <text:p text:style-name="P141">Started some work on the project poster.<text:s/></text:p>
        </text:list-item>
      </text:list>
      <text:p text:style-name="ListParagraph"/>
      <text:p text:style-name="Normal"><text:bookmark-start text:name="_Toc69987814"/>To do list<text:bookmark-end text:name="_Toc69987814"/></text:p>
      <text:list text:style-name="LFO16" text:continue-numbering="true">
        <text:list-item>
          <text:p text:style-name="P142">Continue working on the project poster.</text:p>
        </text:list-item>
        <text:list-item>
          <text:p text:style-name="P143">Work more on the UI of the application.</text:p>
        </text:list-item>
        <text:list-item>
          <text:p text:style-name="P144">Start implementing the Neural network into the application.</text:p>
        </text:list-item>
      </text:list>
      <text:p text:style-name="Normal"/>
      <text:h text:style-name="Heading2" text:outline-level="2"><text:bookmark-start text:name="_Toc69987815"/><text:bookmark-start text:name="_Toc70070654"/>Week 5 – 8<text:span text:style-name="T145">th</text:span><text:s/>February 2021<text:bookmark-end text:name="_Toc69987815"/><text:bookmark-end text:name="_Toc70070654"/></text:h>
      <text:p text:style-name="Normal"><text:bookmark-start text:name="_Toc69987816"/>Tasks done<text:bookmark-end text:name="_Toc69987816"/></text:p>
      <text:list text:style-name="LFO17" text:continue-numbering="true">
        <text:list-item>
          <text:p text:style-name="P146">Added Neural network into the application.</text:p>
        </text:list-item>
      </text:list>
      <text:p text:style-name="Normal"><text:bookmark-start text:name="_Toc69987817"/>To do list<text:bookmark-end text:name="_Toc69987817"/></text:p>
      <text:list text:style-name="LFO17" text:continue-numbering="true">
        <text:list-item>
          <text:p text:style-name="P147">Adapt the neural network so it runs better for the application.</text:p>
        </text:list-item>
        <text:list-item>
          <text:p text:style-name="P148">Finish the project poser and organise a time to demo to my tutor.</text:p>
        </text:list-item>
      </text:list>
      <text:p text:style-name="ListParagraph"/>
      <text:h text:style-name="Heading2" text:outline-level="2"><text:bookmark-start text:name="_Toc69987818"/><text:bookmark-start text:name="_Toc70070655"/>Week 6 - 15 February 2021<text:bookmark-end text:name="_Toc69987818"/><text:bookmark-end text:name="_Toc70070655"/></text:h>
      <text:p text:style-name="Normal"><text:bookmark-start text:name="_Toc69987819"/>Tasks done<text:bookmark-end text:name="_Toc69987819"/></text:p>
      <text:list text:style-name="LFO18" text:continue-numbering="true">
        <text:list-item>
          <text:p text:style-name="P149">Presented the project poster.</text:p>
        </text:list-item>
      </text:list>
      <text:p text:style-name="Normal"><text:bookmark-start text:name="_Toc69987820"/>To do list<text:bookmark-end text:name="_Toc69987820"/></text:p>
      <text:list text:style-name="LFO18" text:continue-numbering="true">
        <text:list-item>
          <text:p text:style-name="P150">Fix some of the implementation of neural net.</text:p>
        </text:list-item>
        <text:list-item>
          <text:p text:style-name="P151">Record and submit the poster video submission.</text:p>
        </text:list-item>
      </text:list>
      <text:p text:style-name="Normal"/>
      <text:h text:style-name="Heading2" text:outline-level="2"><text:bookmark-start text:name="_Toc69987821"/><text:bookmark-start text:name="_Toc70070656"/>Week 7 - 22<text:span text:style-name="T152">th</text:span><text:s/>February 2021<text:bookmark-end text:name="_Toc69987821"/><text:bookmark-end text:name="_Toc70070656"/></text:h>
      <text:p text:style-name="Normal"><text:bookmark-start text:name="_Toc69987822"/>Tasks done<text:bookmark-end text:name="_Toc69987822"/></text:p>
      <text:list text:style-name="LFO19" text:continue-numbering="true">
        <text:list-item>
          <text:p text:style-name="P153">Recorded and finish the poster video.</text:p>
        </text:list-item>
        <text:list-item>
          <text:p text:style-name="P154">Fixed some the issues with the neural network.</text:p>
        </text:list-item>
        <text:list-item>
          <text:p text:style-name="P155">Cleaned up a lot of the code making it more readable.<text:s/></text:p>
        </text:list-item>
      </text:list>
      <text:p text:style-name="Normal"><text:bookmark-start text:name="_Toc69987823"/>To do list<text:bookmark-end text:name="_Toc69987823"/></text:p>
      <text:list text:style-name="LFO20" text:continue-numbering="true">
        <text:list-item>
          <text:p text:style-name="P156">Implement the other activities.</text:p>
        </text:list-item>
        <text:list-item>
          <text:p text:style-name="P157">Find ways to send information between screens.<text:s/></text:p>
        </text:list-item>
        <text:list-item>
          <text:p text:style-name="P158">Expand the network within the app.</text:p>
        </text:list-item>
      </text:list>
      <text:h text:style-name="Heading2" text:outline-level="2"><text:bookmark-start text:name="_Toc69987824"/><text:bookmark-start text:name="_Toc70070657"/>Week 8 – 1<text:span text:style-name="T159">st</text:span><text:s/>March 2021<text:bookmark-end text:name="_Toc69987824"/><text:bookmark-end text:name="_Toc70070657"/></text:h>
      <text:p text:style-name="Normal"><text:bookmark-start text:name="_Toc69987825"/>Tasks done<text:bookmark-end text:name="_Toc69987825"/></text:p>
      <text:list text:style-name="LFO21" text:continue-numbering="true">
        <text:list-item>
          <text:p text:style-name="P160">Created item adding screen.</text:p>
        </text:list-item>
        <text:list-item>
          <text:p text:style-name="P161">Defined the clothes object within the application.</text:p>
        </text:list-item>
      </text:list>
      <text:p text:style-name="Normal"><text:bookmark-start text:name="_Toc69987826"/>To do list<text:bookmark-end text:name="_Toc69987826"/></text:p>
      <text:list text:style-name="LFO22" text:continue-numbering="true">
        <text:list-item>
          <text:p text:style-name="P162">Complete the edit activity.</text:p>
        </text:list-item>
        <text:list-item>
          <text:p text:style-name="P163">Expand the definition of the clothes objects.</text:p>
        </text:list-item>
        <text:list-item>
          <text:p text:style-name="P164">Take a break from development to focus on coursework.</text:p>
        </text:list-item>
      </text:list>
      <text:p text:style-name="ListParagraph"/>
      <text:h text:style-name="Heading2" text:outline-level="2"><text:bookmark-start text:name="_Toc69987827"/><text:bookmark-start text:name="_Toc70070658"/>Week 13 – 5<text:span text:style-name="T165">th</text:span><text:s/>April<text:bookmark-end text:name="_Toc69987827"/><text:bookmark-end text:name="_Toc70070658"/></text:h>
      <text:p text:style-name="Normal"><text:bookmark-start text:name="_Toc69987828"/>Tasks done<text:bookmark-end text:name="_Toc69987828"/></text:p>
      <text:list text:style-name="LFO23" text:continue-numbering="true">
        <text:list-item>
          <text:p text:style-name="P166">Finished the edit screen.</text:p>
        </text:list-item>
        <text:list-item>
          <text:p text:style-name="P167">Added picture to the clothes objects.</text:p>
        </text:list-item>
      </text:list>
      <text:p text:style-name="Normal"><text:bookmark-start text:name="_Toc69987829"/>To do list<text:bookmark-end text:name="_Toc69987829"/></text:p>
      <text:list text:style-name="LFO22" text:continue-numbering="true">
        <text:list-item>
          <text:p text:style-name="P168">Test the functionality of the edit screen.</text:p>
        </text:list-item>
        <text:list-item>
          <text:p text:style-name="P169">Implement the profile testing for the application.</text:p>
        </text:list-item>
      </text:list>
      <text:p text:style-name="Normal"/>
      <text:h text:style-name="Heading2" text:outline-level="2"><text:bookmark-start text:name="_Toc69987830"/><text:bookmark-start text:name="_Toc70070659"/>Week 14 – 12<text:span text:style-name="T170">th</text:span><text:s/>April<text:bookmark-end text:name="_Toc69987830"/><text:bookmark-end text:name="_Toc70070659"/></text:h>
      <text:p text:style-name="Normal"><text:bookmark-start text:name="_Toc69987831"/>Tasks done<text:bookmark-end text:name="_Toc69987831"/></text:p>
      <text:list text:style-name="LFO24" text:continue-numbering="true">
        <text:list-item>
          <text:p text:style-name="P171">Got the core system of the application functional.</text:p>
        </text:list-item>
        <text:list-item>
          <text:p text:style-name="P172">Expanded the network to include hidden layers<text:s/></text:p>
        </text:list-item>
        <text:list-item>
          <text:p text:style-name="P173">Streamlined the network and encapsulated it to improve readability.</text:p>
        </text:list-item>
      </text:list>
      <text:p text:style-name="NoSpacing"><text:bookmark-start text:name="_Toc69987832"/>To do list<text:bookmark-end text:name="_Toc69987832"/></text:p>
      <text:list text:style-name="LFO25" text:continue-numbering="true">
        <text:list-item>
          <text:p text:style-name="P174">Thoroughly test the network.</text:p>
        </text:list-item>
        <text:list-item>
          <text:p text:style-name="P175">Create the presentation slides.</text:p>
        </text:list-item>
        <text:list-item>
          <text:p text:style-name="P176">Create a demonstration of the application.</text:p>
        </text:list-item>
        <text:list-item>
          <text:p text:style-name="P177">Continue working on the report.</text:p>
        </text:list-item>
        <text:list-item>
          <text:p text:style-name="P178">Recorded the presentation.<text:s/></text:p>
        </text:list-item>
      </text:list>
      <text:p text:style-name="ListParagraph"/>
      <text:h text:style-name="Heading2" text:outline-level="2"><text:bookmark-start text:name="_Toc69987833"/><text:bookmark-start text:name="_Toc70070660"/>Week 15 – 19<text:span text:style-name="T179">th</text:span><text:s/>April<text:bookmark-end text:name="_Toc69987833"/><text:bookmark-end text:name="_Toc70070660"/></text:h>
      <text:p text:style-name="Normal"><text:bookmark-start text:name="_Toc69987834"/>Tasks done<text:bookmark-end text:name="_Toc69987834"/></text:p>
      <text:list text:style-name="LFO26" text:continue-numbering="true">
        <text:list-item>
          <text:p text:style-name="P180">Submitted the presentation and demonstration.</text:p>
        </text:list-item>
        <text:list-item>
          <text:p text:style-name="P181">Progressed significantly in the report.<text:s/></text:p>
        </text:list-item>
        <text:list-item>
          <text:p text:style-name="P182">Finished the last entry into the logbook.<text:s/></text:p>
        </text:list-item>
        <text:list-item>
          <text:p text:style-name="P183">Tested the network and obtain the relevant results to present.<text:s/></text:p>
        </text:list-item>
      </text:list>
      <text:p text:style-name="Normal"><text:bookmark-start text:name="_Toc69987835"/>To do list<text:bookmark-end text:name="_Toc69987835"/></text:p>
      <text:list text:style-name="LFO22" text:continue-numbering="true">
        <text:list-item>
          <text:p text:style-name="P184">Finalize the report for submission.</text:p>
        </text:list-item>
      </text:list>
      <text:p text:style-name="Normal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>Week1</text:p>
          </table:table-cell>
          <table:table-cell table:style-name="TableCell230">
            <text:p text:style-name="P231">Week2<text:s/></text:p>
          </table:table-cell>
          <table:table-cell table:style-name="TableCell232">
            <text:p text:style-name="P233">Week3</text:p>
          </table:table-cell>
          <table:table-cell table:style-name="TableCell234">
            <text:p text:style-name="P235">Week4</text:p>
          </table:table-cell>
          <table:table-cell table:style-name="TableCell236">
            <text:p text:style-name="P237">Week5</text:p>
          </table:table-cell>
          <table:table-cell table:style-name="TableCell238">
            <text:p text:style-name="P239">Week6</text:p>
          </table:table-cell>
          <table:table-cell table:style-name="TableCell240">
            <text:p text:style-name="P241">Week7</text:p>
          </table:table-cell>
          <table:table-cell table:style-name="TableCell242">
            <text:p text:style-name="P243">Week8</text:p>
          </table:table-cell>
          <table:table-cell table:style-name="TableCell244">
            <text:p text:style-name="P245">Week9</text:p>
          </table:table-cell>
          <table:table-cell table:style-name="TableCell246">
            <text:p text:style-name="P247">Week10</text:p>
          </table:table-cell>
          <table:table-cell table:style-name="TableCell248">
            <text:p text:style-name="P249">Week11</text:p>
          </table:table-cell>
          <table:table-cell table:style-name="TableCell250">
            <text:p text:style-name="P251">Week12</text:p>
          </table:table-cell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<text:span text:style-name="T282">Research</text:span>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PiD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<text:span text:style-name="T391">Research Writing</text:span>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<text:span text:style-name="T446">Program setup</text:span></text:p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><text:span text:style-name="T501">Coursework</text:span></text:p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</table:table-row>
        <table:table-row table:style-name="TableRow526"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</table:table-row>
      </table:table>
      <text:h text:style-name="Heading1" text:outline-level="1"><text:bookmark-start text:name="_Toc70070661"/>Autumn<text:s/>Gant<text:bookmark-end text:name="_Toc70070661"/><text:s/></text:h>
      <text:p text:style-name="Normal"/>
      <text:p text:style-name="Normal"/>
      <text:h text:style-name="Heading1" text:outline-level="1"><text:bookmark-start text:name="_Toc70070662"/>Winter<text:s/>Gant<text:bookmark-end text:name="_Toc70070662"/></text:h>
      <table:table table:style-name="Table553">
        <table:table-columns>
          <table:table-column table:style-name="TableColumn554"/>
          <table:table-column table:style-name="TableColumn555"/>
          <table:table-column table:style-name="TableColumn556"/>
          <table:table-column table:style-name="TableColumn557"/>
          <table:table-column table:style-name="TableColumn558"/>
          <table:table-column table:style-name="TableColumn559"/>
          <table:table-column table:style-name="TableColumn560"/>
          <table:table-column table:style-name="TableColumn561"/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  <table:table-column table:style-name="TableColumn567"/>
          <table:table-column table:style-name="TableColumn568"/>
          <table:table-column table:style-name="TableColumn569"/>
        </table:table-columns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Week<text:s/>1</text:p>
          </table:table-cell>
          <table:table-cell table:style-name="TableCell575">
            <text:p text:style-name="P576">Week2<text:s/></text:p>
          </table:table-cell>
          <table:table-cell table:style-name="TableCell577">
            <text:p text:style-name="P578">Week3</text:p>
          </table:table-cell>
          <table:table-cell table:style-name="TableCell579">
            <text:p text:style-name="P580">Week4</text:p>
          </table:table-cell>
          <table:table-cell table:style-name="TableCell581">
            <text:p text:style-name="P582">Week5</text:p>
          </table:table-cell>
          <table:table-cell table:style-name="TableCell583">
            <text:p text:style-name="P584">Week6</text:p>
          </table:table-cell>
          <table:table-cell table:style-name="TableCell585">
            <text:p text:style-name="P586">Week7</text:p>
          </table:table-cell>
          <table:table-cell table:style-name="TableCell587">
            <text:p text:style-name="P588">Week8</text:p>
          </table:table-cell>
          <table:table-cell table:style-name="TableCell589">
            <text:p text:style-name="P590">Week9</text:p>
          </table:table-cell>
          <table:table-cell table:style-name="TableCell591">
            <text:p text:style-name="P592">Week10</text:p>
          </table:table-cell>
          <table:table-cell table:style-name="TableCell593">
            <text:p text:style-name="P594">Week11</text:p>
          </table:table-cell>
          <table:table-cell table:style-name="TableCell595">
            <text:p text:style-name="P596">Week12</text:p>
          </table:table-cell>
          <table:table-cell table:style-name="TableCell597">
            <text:p text:style-name="P598">Week13</text:p>
          </table:table-cell>
          <table:table-cell table:style-name="TableCell599">
            <text:p text:style-name="P600">Week14</text:p>
          </table:table-cell>
          <table:table-cell table:style-name="TableCell601">
            <text:p text:style-name="P602">Week15</text:p>
          </table:table-cell>
        </table:table-row>
        <table:table-row table:style-name="TableRow603"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P638"><text:span text:style-name="T639">Development</text:span></text:p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</table:table-row>
        <table:table-row table:style-name="TableRow670"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</table:table-row>
        <table:table-row table:style-name="TableRow703">
          <table:table-cell table:style-name="TableCell704">
            <text:p text:style-name="P705">Feedback<text:s/></text:p>
            <text:p text:style-name="P706"><text:span text:style-name="T707">Form</text:span></text:p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</table:table-row>
        <table:table-row table:style-name="TableRow738"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</table:table-row>
        <table:table-row table:style-name="TableRow771">
          <table:table-cell table:style-name="TableCell772">
            <text:p text:style-name="P773">Project poster</text:p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</table:table-row>
        <table:table-row table:style-name="TableRow804"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</table:table-row>
        <table:table-row table:style-name="TableRow837">
          <table:table-cell table:style-name="TableCell838">
            <text:p text:style-name="P839"><text:span text:style-name="T840">Presentation</text:span></text:p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  <table:table-cell table:style-name="TableCell857">
            <text:p text:style-name="P858"/>
          </table:table-cell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</table:table-row>
        <table:table-row table:style-name="TableRow871"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</table:table-row>
        <table:table-row table:style-name="TableRow904">
          <table:table-cell table:style-name="TableCell905">
            <text:p text:style-name="P906">Testing</text:p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</table:table-row>
        <table:table-row table:style-name="TableRow937"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>Report writing</text:p>
          </table:table-cell>
          <table:table-cell table:style-name="TableCell973">
            <text:p text:style-name="P974"/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</table:table-row>
        <table:table-row table:style-name="TableRow1003"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</table:table-row>
        <table:table-row table:style-name="TableRow1036">
          <table:table-cell table:style-name="TableCell1037">
            <text:p text:style-name="P1038"><text:span text:style-name="T1039">Coursework</text:span></text:p>
          </table: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</table:table-row>
        <table:table-row table:style-name="TableRow1070"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1" style:display-name="TOC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6.2611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 Mckeown</meta:initial-creator>
    <dc:creator>Joe Mckeown</dc:creator>
    <meta:creation-date>2021-04-22T09:42:00Z</meta:creation-date>
    <dc:date>2021-04-23T10:48:00Z</dc:date>
    <meta:print-date>2021-04-23T10:45:00Z</meta:print-date>
    <meta:template xlink:href="Normal" xlink:type="simple"/>
    <meta:editing-cycles>16</meta:editing-cycles>
    <meta:editing-duration>PT11160S</meta:editing-duration>
    <meta:document-statistic meta:page-count="1" meta:paragraph-count="17" meta:word-count="1332" meta:character-count="8914" meta:row-count="63" meta:non-whitespace-character-count="7599"/>
  </office:meta>
</office:document-meta>
</file>